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B (copy)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quadratic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2013-05-13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float" office:value="0" calcext:value-type="float">
            <text:p>0</text:p>
          </table:table-cell>
          <table:table-cell table:formula="of:=-0.0000545252*[.D2]^2 + 0.5609597066*[.D2] + 31.6433162106" office:value-type="float" office:value="31.6433162106" calcext:value-type="float">
            <text:p>31.6433162106</text:p>
          </table:table-cell>
          <table:table-cell/>
          <table:table-cell office:value-type="float" office:value="0" calcext:value-type="float">
            <text:p>0</text:p>
          </table:table-cell>
          <table:table-cell table:formula="of:=0.545256449*[.G2] + 32.3944553676" office:value-type="float" office:value="32.3944553676" calcext:value-type="float">
            <text:p>32.3944553676</text:p>
          </table:table-cell>
          <table:table-cell/>
        </table:table-row>
        <table:table-row table:style-name="ro1">
          <table:table-cell office:value-type="string" calcext:value-type="string">
            <text:p>2013-05-20</text:p>
          </table:table-cell>
          <table:table-cell office:value-type="float" office:value="24.309999" calcext:value-type="float">
            <text:p>24.309999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0000545252*[.D3]^2 + 0.5609597066*[.D3] + 31.6433162106" office:value-type="float" office:value="32.204221392" calcext:value-type="float">
            <text:p>32.204221392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45256449*[.G3] + 32.3944553676" office:value-type="float" office:value="32.9397118166" calcext:value-type="float">
            <text:p>32.9397118166</text:p>
          </table:table-cell>
          <table:table-cell/>
        </table:table-row>
        <table:table-row table:style-name="ro1">
          <table:table-cell office:value-type="string" calcext:value-type="string">
            <text:p>2013-05-27</text:p>
          </table:table-cell>
          <table:table-cell office:value-type="float" office:value="24.35" calcext:value-type="float">
            <text:p>24.35</text:p>
          </table:table-cell>
          <table:table-cell/>
          <table:table-cell office:value-type="float" office:value="2" calcext:value-type="float">
            <text:p>2</text:p>
          </table:table-cell>
          <table:table-cell table:formula="of:=-0.0000545252*[.D4]^2 + 0.5609597066*[.D4] + 31.6433162106" office:value-type="float" office:value="32.765017523" calcext:value-type="float">
            <text:p>32.765017523</text:p>
          </table:table-cell>
          <table:table-cell/>
          <table:table-cell office:value-type="float" office:value="2" calcext:value-type="float">
            <text:p>2</text:p>
          </table:table-cell>
          <table:table-cell table:formula="of:=0.545256449*[.G4] + 32.3944553676" office:value-type="float" office:value="33.4849682656" calcext:value-type="float">
            <text:p>33.4849682656</text:p>
          </table:table-cell>
          <table:table-cell/>
        </table:table-row>
        <table:table-row table:style-name="ro1">
          <table:table-cell office:value-type="string" calcext:value-type="string">
            <text:p>2013-06-03</text:p>
          </table:table-cell>
          <table:table-cell office:value-type="float" office:value="23.290001" calcext:value-type="float">
            <text:p>23.290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-0.0000545252*[.D5]^2 + 0.5609597066*[.D5] + 31.6433162106" office:value-type="float" office:value="33.3257046036" calcext:value-type="float">
            <text:p>33.3257046036</text:p>
          </table:table-cell>
          <table:table-cell/>
          <table:table-cell office:value-type="float" office:value="3" calcext:value-type="float">
            <text:p>3</text:p>
          </table:table-cell>
          <table:table-cell table:formula="of:=0.545256449*[.G5] + 32.3944553676" office:value-type="float" office:value="34.0302247146" calcext:value-type="float">
            <text:p>34.0302247146</text:p>
          </table:table-cell>
          <table:table-cell/>
        </table:table-row>
        <table:table-row table:style-name="ro1">
          <table:table-cell office:value-type="string" calcext:value-type="string">
            <text:p>2013-06-10</text:p>
          </table:table-cell>
          <table:table-cell office:value-type="float" office:value="23.629999" calcext:value-type="float">
            <text:p>23.629999</text:p>
          </table:table-cell>
          <table:table-cell/>
          <table:table-cell office:value-type="float" office:value="4" calcext:value-type="float">
            <text:p>4</text:p>
          </table:table-cell>
          <table:table-cell table:formula="of:=-0.0000545252*[.D6]^2 + 0.5609597066*[.D6] + 31.6433162106" office:value-type="float" office:value="33.8862826338" calcext:value-type="float">
            <text:p>33.8862826338</text:p>
          </table:table-cell>
          <table:table-cell/>
          <table:table-cell office:value-type="float" office:value="4" calcext:value-type="float">
            <text:p>4</text:p>
          </table:table-cell>
          <table:table-cell table:formula="of:=0.545256449*[.G6] + 32.3944553676" office:value-type="float" office:value="34.5754811636" calcext:value-type="float">
            <text:p>34.5754811636</text:p>
          </table:table-cell>
          <table:table-cell/>
        </table:table-row>
        <table:table-row table:style-name="ro1">
          <table:table-cell office:value-type="string" calcext:value-type="string">
            <text:p>2013-06-17</text:p>
          </table:table-cell>
          <table:table-cell office:value-type="float" office:value="24.530001" calcext:value-type="float">
            <text:p>24.530001</text:p>
          </table:table-cell>
          <table:table-cell/>
          <table:table-cell office:value-type="float" office:value="5" calcext:value-type="float">
            <text:p>5</text:p>
          </table:table-cell>
          <table:table-cell table:formula="of:=-0.0000545252*[.D7]^2 + 0.5609597066*[.D7] + 31.6433162106" office:value-type="float" office:value="34.4467516136" calcext:value-type="float">
            <text:p>34.4467516136</text:p>
          </table:table-cell>
          <table:table-cell/>
          <table:table-cell office:value-type="float" office:value="5" calcext:value-type="float">
            <text:p>5</text:p>
          </table:table-cell>
          <table:table-cell table:formula="of:=0.545256449*[.G7] + 32.3944553676" office:value-type="float" office:value="35.1207376126" calcext:value-type="float">
            <text:p>35.1207376126</text:p>
          </table:table-cell>
          <table:table-cell/>
        </table:table-row>
        <table:table-row table:style-name="ro1">
          <table:table-cell office:value-type="string" calcext:value-type="string">
            <text:p>2013-06-24</text:p>
          </table:table-cell>
          <table:table-cell office:value-type="float" office:value="24.879999" calcext:value-type="float">
            <text:p>24.879999</text:p>
          </table:table-cell>
          <table:table-cell/>
          <table:table-cell office:value-type="float" office:value="6" calcext:value-type="float">
            <text:p>6</text:p>
          </table:table-cell>
          <table:table-cell table:formula="of:=-0.0000545252*[.D8]^2 + 0.5609597066*[.D8] + 31.6433162106" office:value-type="float" office:value="35.007111543" calcext:value-type="float">
            <text:p>35.007111543</text:p>
          </table:table-cell>
          <table:table-cell/>
          <table:table-cell office:value-type="float" office:value="6" calcext:value-type="float">
            <text:p>6</text:p>
          </table:table-cell>
          <table:table-cell table:formula="of:=0.545256449*[.G8] + 32.3944553676" office:value-type="float" office:value="35.6659940616" calcext:value-type="float">
            <text:p>35.6659940616</text:p>
          </table:table-cell>
          <table:table-cell/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24.370001" calcext:value-type="float">
            <text:p>24.370001</text:p>
          </table:table-cell>
          <table:table-cell/>
          <table:table-cell office:value-type="float" office:value="7" calcext:value-type="float">
            <text:p>7</text:p>
          </table:table-cell>
          <table:table-cell table:formula="of:=-0.0000545252*[.D9]^2 + 0.5609597066*[.D9] + 31.6433162106" office:value-type="float" office:value="35.567362422" calcext:value-type="float">
            <text:p>35.567362422</text:p>
          </table:table-cell>
          <table:table-cell/>
          <table:table-cell office:value-type="float" office:value="7" calcext:value-type="float">
            <text:p>7</text:p>
          </table:table-cell>
          <table:table-cell table:formula="of:=0.545256449*[.G9] + 32.3944553676" office:value-type="float" office:value="36.2112505106" calcext:value-type="float">
            <text:p>36.2112505106</text:p>
          </table:table-cell>
          <table:table-cell/>
        </table:table-row>
        <table:table-row table:style-name="ro1">
          <table:table-cell office:value-type="string" calcext:value-type="string">
            <text:p>2013-07-08</text:p>
          </table:table-cell>
          <table:table-cell office:value-type="float" office:value="25.91" calcext:value-type="float">
            <text:p>25.91</text:p>
          </table:table-cell>
          <table:table-cell/>
          <table:table-cell office:value-type="float" office:value="8" calcext:value-type="float">
            <text:p>8</text:p>
          </table:table-cell>
          <table:table-cell table:formula="of:=-0.0000545252*[.D10]^2 + 0.5609597066*[.D10] + 31.6433162106" office:value-type="float" office:value="36.1275042506" calcext:value-type="float">
            <text:p>36.1275042506</text:p>
          </table:table-cell>
          <table:table-cell/>
          <table:table-cell office:value-type="float" office:value="8" calcext:value-type="float">
            <text:p>8</text:p>
          </table:table-cell>
          <table:table-cell table:formula="of:=0.545256449*[.G10] + 32.3944553676" office:value-type="float" office:value="36.7565069596" calcext:value-type="float">
            <text:p>36.7565069596</text:p>
          </table:table-cell>
          <table:table-cell/>
        </table:table-row>
        <table:table-row table:style-name="ro1">
          <table:table-cell office:value-type="string" calcext:value-type="string">
            <text:p>2013-07-15</text:p>
          </table:table-cell>
          <table:table-cell office:value-type="float" office:value="25.879999" calcext:value-type="float">
            <text:p>25.879999</text:p>
          </table:table-cell>
          <table:table-cell/>
          <table:table-cell office:value-type="float" office:value="9" calcext:value-type="float">
            <text:p>9</text:p>
          </table:table-cell>
          <table:table-cell table:formula="of:=-0.0000545252*[.D11]^2 + 0.5609597066*[.D11] + 31.6433162106" office:value-type="float" office:value="36.6875370288" calcext:value-type="float">
            <text:p>36.6875370288</text:p>
          </table:table-cell>
          <table:table-cell/>
          <table:table-cell office:value-type="float" office:value="9" calcext:value-type="float">
            <text:p>9</text:p>
          </table:table-cell>
          <table:table-cell table:formula="of:=0.545256449*[.G11] + 32.3944553676" office:value-type="float" office:value="37.3017634086" calcext:value-type="float">
            <text:p>37.3017634086</text:p>
          </table:table-cell>
          <table:table-cell/>
        </table:table-row>
        <table:table-row table:style-name="ro1">
          <table:table-cell office:value-type="string" calcext:value-type="string">
            <text:p>2013-07-22</text:p>
          </table:table-cell>
          <table:table-cell office:value-type="float" office:value="34.009998" calcext:value-type="float">
            <text:p>34.00999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-0.0000545252*[.D12]^2 + 0.5609597066*[.D12] + 31.6433162106" office:value-type="float" office:value="37.2474607566" calcext:value-type="float">
            <text:p>37.247460756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0.545256449*[.G12] + 32.3944553676" office:value-type="float" office:value="37.8470198576" calcext:value-type="float">
            <text:p>37.8470198576</text:p>
          </table:table-cell>
          <table:table-cell/>
        </table:table-row>
        <table:table-row table:style-name="ro1">
          <table:table-cell office:value-type="string" calcext:value-type="string">
            <text:p>2013-07-29</text:p>
          </table:table-cell>
          <table:table-cell office:value-type="float" office:value="38.049999" calcext:value-type="float">
            <text:p>38.04999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-0.0000545252*[.D13]^2 + 0.5609597066*[.D13] + 31.6433162106" office:value-type="float" office:value="37.807275434" calcext:value-type="float">
            <text:p>37.80727543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0.545256449*[.G13] + 32.3944553676" office:value-type="float" office:value="38.3922763066" calcext:value-type="float">
            <text:p>38.3922763066</text:p>
          </table:table-cell>
          <table:table-cell/>
        </table:table-row>
        <table:table-row table:style-name="ro1">
          <table:table-cell office:value-type="string" calcext:value-type="string">
            <text:p>2013-08-05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-0.0000545252*[.D14]^2 + 0.5609597066*[.D14] + 31.6433162106" office:value-type="float" office:value="38.366981061" calcext:value-type="float">
            <text:p>38.36698106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0.545256449*[.G14] + 32.3944553676" office:value-type="float" office:value="38.9375327556" calcext:value-type="float">
            <text:p>38.9375327556</text:p>
          </table:table-cell>
          <table:table-cell/>
        </table:table-row>
        <table:table-row table:style-name="ro1">
          <table:table-cell office:value-type="string" calcext:value-type="string">
            <text:p>2013-08-12</text:p>
          </table:table-cell>
          <table:table-cell office:value-type="float" office:value="37.080002" calcext:value-type="float">
            <text:p>37.08000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-0.0000545252*[.D15]^2 + 0.5609597066*[.D15] + 31.6433162106" office:value-type="float" office:value="38.9265776376" calcext:value-type="float">
            <text:p>38.92657763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0.545256449*[.G15] + 32.3944553676" office:value-type="float" office:value="39.4827892046" calcext:value-type="float">
            <text:p>39.4827892046</text:p>
          </table:table-cell>
          <table:table-cell/>
        </table:table-row>
        <table:table-row table:style-name="ro1">
          <table:table-cell office:value-type="string" calcext:value-type="string">
            <text:p>2013-08-19</text:p>
          </table:table-cell>
          <table:table-cell office:value-type="float" office:value="40.549999" calcext:value-type="float">
            <text:p>40.54999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-0.0000545252*[.D16]^2 + 0.5609597066*[.D16] + 31.6433162106" office:value-type="float" office:value="39.4860651638" calcext:value-type="float">
            <text:p>39.486065163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0.545256449*[.G16] + 32.3944553676" office:value-type="float" office:value="40.0280456536" calcext:value-type="float">
            <text:p>40.0280456536</text:p>
          </table:table-cell>
          <table:table-cell/>
        </table:table-row>
        <table:table-row table:style-name="ro1">
          <table:table-cell office:value-type="string" calcext:value-type="string">
            <text:p>2013-08-26</text:p>
          </table:table-cell>
          <table:table-cell office:value-type="float" office:value="41.290001" calcext:value-type="float">
            <text:p>41.29000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-0.0000545252*[.D17]^2 + 0.5609597066*[.D17] + 31.6433162106" office:value-type="float" office:value="40.0454436396" calcext:value-type="float">
            <text:p>40.045443639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0.545256449*[.G17] + 32.3944553676" office:value-type="float" office:value="40.5733021026" calcext:value-type="float">
            <text:p>40.5733021026</text:p>
          </table:table-cell>
          <table:table-cell/>
        </table:table-row>
        <table:table-row table:style-name="ro1">
          <table:table-cell office:value-type="string" calcext:value-type="string">
            <text:p>2013-09-02</text:p>
          </table:table-cell>
          <table:table-cell office:value-type="float" office:value="43.950001" calcext:value-type="float">
            <text:p>43.9500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-0.0000545252*[.D18]^2 + 0.5609597066*[.D18] + 31.6433162106" office:value-type="float" office:value="40.604713065" calcext:value-type="float">
            <text:p>40.6047130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545256449*[.G18] + 32.3944553676" office:value-type="float" office:value="41.1185585516" calcext:value-type="float">
            <text:p>41.1185585516</text:p>
          </table:table-cell>
          <table:table-cell/>
        </table:table-row>
        <table:table-row table:style-name="ro1">
          <table:table-cell office:value-type="string" calcext:value-type="string">
            <text:p>2013-09-09</text:p>
          </table:table-cell>
          <table:table-cell office:value-type="float" office:value="44.310001" calcext:value-type="float">
            <text:p>44.31000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-0.0000545252*[.D19]^2 + 0.5609597066*[.D19] + 31.6433162106" office:value-type="float" office:value="41.16387344" calcext:value-type="float">
            <text:p>41.1638734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0.545256449*[.G19] + 32.3944553676" office:value-type="float" office:value="41.6638150006" calcext:value-type="float">
            <text:p>41.6638150006</text:p>
          </table:table-cell>
          <table:table-cell/>
        </table:table-row>
        <table:table-row table:style-name="ro1">
          <table:table-cell office:value-type="string" calcext:value-type="string">
            <text:p>2013-09-16</text:p>
          </table:table-cell>
          <table:table-cell office:value-type="float" office:value="47.490002" calcext:value-type="float">
            <text:p>47.49000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-0.0000545252*[.D20]^2 + 0.5609597066*[.D20] + 31.6433162106" office:value-type="float" office:value="41.7229247646" calcext:value-type="float">
            <text:p>41.72292476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0.545256449*[.G20] + 32.3944553676" office:value-type="float" office:value="42.2090714496" calcext:value-type="float">
            <text:p>42.2090714496</text:p>
          </table:table-cell>
          <table:table-cell/>
        </table:table-row>
        <table:table-row table:style-name="ro1">
          <table:table-cell office:value-type="string" calcext:value-type="string">
            <text:p>2013-09-23</text:p>
          </table:table-cell>
          <table:table-cell office:value-type="float" office:value="51.240002" calcext:value-type="float">
            <text:p>51.24000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-0.0000545252*[.D21]^2 + 0.5609597066*[.D21] + 31.6433162106" office:value-type="float" office:value="42.2818670388" calcext:value-type="float">
            <text:p>42.281867038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0.545256449*[.G21] + 32.3944553676" office:value-type="float" office:value="42.7543278986" calcext:value-type="float">
            <text:p>42.7543278986</text:p>
          </table:table-cell>
          <table:table-cell/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51.040001" calcext:value-type="float">
            <text:p>51.04000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0.0000545252*[.D22]^2 + 0.5609597066*[.D22] + 31.6433162106" office:value-type="float" office:value="42.8407002626" calcext:value-type="float">
            <text:p>42.840700262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0.545256449*[.G22] + 32.3944553676" office:value-type="float" office:value="43.2995843476" calcext:value-type="float">
            <text:p>43.2995843476</text:p>
          </table:table-cell>
          <table:table-cell/>
        </table:table-row>
        <table:table-row table:style-name="ro1">
          <table:table-cell office:value-type="string" calcext:value-type="string">
            <text:p>2013-10-07</text:p>
          </table:table-cell>
          <table:table-cell office:value-type="float" office:value="49.110001" calcext:value-type="float">
            <text:p>49.11000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-0.0000545252*[.D23]^2 + 0.5609597066*[.D23] + 31.6433162106" office:value-type="float" office:value="43.399424436" calcext:value-type="float">
            <text:p>43.39942443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0.545256449*[.G23] + 32.3944553676" office:value-type="float" office:value="43.8448407966" calcext:value-type="float">
            <text:p>43.8448407966</text:p>
          </table:table-cell>
          <table:table-cell/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54.220001" calcext:value-type="float">
            <text:p>54.22000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-0.0000545252*[.D24]^2 + 0.5609597066*[.D24] + 31.6433162106" office:value-type="float" office:value="43.958039559" calcext:value-type="float">
            <text:p>43.95803955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0.545256449*[.G24] + 32.3944553676" office:value-type="float" office:value="44.3900972456" calcext:value-type="float">
            <text:p>44.3900972456</text:p>
          </table:table-cell>
          <table:table-cell/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51.950001" calcext:value-type="float">
            <text:p>51.95000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-0.0000545252*[.D25]^2 + 0.5609597066*[.D25] + 31.6433162106" office:value-type="float" office:value="44.5165456316" calcext:value-type="float">
            <text:p>44.51654563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0.545256449*[.G25] + 32.3944553676" office:value-type="float" office:value="44.9353536946" calcext:value-type="float">
            <text:p>44.9353536946</text:p>
          </table:table-cell>
          <table:table-cell/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49.75" calcext:value-type="float">
            <text:p>49.7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-0.0000545252*[.D26]^2 + 0.5609597066*[.D26] + 31.6433162106" office:value-type="float" office:value="45.0749426538" calcext:value-type="float">
            <text:p>45.074942653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0.545256449*[.G26] + 32.3944553676" office:value-type="float" office:value="45.4806101436" calcext:value-type="float">
            <text:p>45.4806101436</text:p>
          </table:table-cell>
          <table:table-cell/>
        </table:table-row>
        <table:table-row table:style-name="ro1">
          <table:table-cell office:value-type="string" calcext:value-type="string">
            <text:p>2013-11-04</text:p>
          </table:table-cell>
          <table:table-cell office:value-type="float" office:value="47.529999" calcext:value-type="float">
            <text:p>47.52999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-0.0000545252*[.D27]^2 + 0.5609597066*[.D27] + 31.6433162106" office:value-type="float" office:value="45.6332306256" calcext:value-type="float">
            <text:p>45.633230625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545256449*[.G27] + 32.3944553676" office:value-type="float" office:value="46.0258665926" calcext:value-type="float">
            <text:p>46.0258665926</text:p>
          </table:table-cell>
          <table:table-cell/>
        </table:table-row>
        <table:table-row table:style-name="ro1">
          <table:table-cell office:value-type="string" calcext:value-type="string">
            <text:p>2013-11-11</text:p>
          </table:table-cell>
          <table:table-cell office:value-type="float" office:value="49.009998" calcext:value-type="float">
            <text:p>49.00999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-0.0000545252*[.D28]^2 + 0.5609597066*[.D28] + 31.6433162106" office:value-type="float" office:value="46.191409547" calcext:value-type="float">
            <text:p>46.19140954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0.545256449*[.G28] + 32.3944553676" office:value-type="float" office:value="46.5711230416" calcext:value-type="float">
            <text:p>46.5711230416</text:p>
          </table:table-cell>
          <table:table-cell/>
        </table:table-row>
        <table:table-row table:style-name="ro1">
          <table:table-cell office:value-type="string" calcext:value-type="string">
            <text:p>2013-11-18</text:p>
          </table:table-cell>
          <table:table-cell office:value-type="float" office:value="46.23" calcext:value-type="float">
            <text:p>46.2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-0.0000545252*[.D29]^2 + 0.5609597066*[.D29] + 31.6433162106" office:value-type="float" office:value="46.749479418" calcext:value-type="float">
            <text:p>46.7494794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0.545256449*[.G29] + 32.3944553676" office:value-type="float" office:value="47.1163794906" calcext:value-type="float">
            <text:p>47.1163794906</text:p>
          </table:table-cell>
          <table:table-cell/>
        </table:table-row>
        <table:table-row table:style-name="ro1">
          <table:table-cell office:value-type="string" calcext:value-type="string">
            <text:p>2013-11-25</text:p>
          </table:table-cell>
          <table:table-cell office:value-type="float" office:value="47.009998" calcext:value-type="float">
            <text:p>47.00999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-0.0000545252*[.D30]^2 + 0.5609597066*[.D30] + 31.6433162106" office:value-type="float" office:value="47.3074402386" calcext:value-type="float">
            <text:p>47.307440238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0.545256449*[.G30] + 32.3944553676" office:value-type="float" office:value="47.6616359396" calcext:value-type="float">
            <text:p>47.6616359396</text:p>
          </table:table-cell>
          <table:table-cell/>
        </table:table-row>
        <table:table-row table:style-name="ro1">
          <table:table-cell office:value-type="string" calcext:value-type="string">
            <text:p>2013-12-02</text:p>
          </table:table-cell>
          <table:table-cell office:value-type="float" office:value="47.939999" calcext:value-type="float">
            <text:p>47.93999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-0.0000545252*[.D31]^2 + 0.5609597066*[.D31] + 31.6433162106" office:value-type="float" office:value="47.8652920088" calcext:value-type="float">
            <text:p>47.865292008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0.545256449*[.G31] + 32.3944553676" office:value-type="float" office:value="48.2068923886" calcext:value-type="float">
            <text:p>48.2068923886</text:p>
          </table:table-cell>
          <table:table-cell/>
        </table:table-row>
        <table:table-row table:style-name="ro1">
          <table:table-cell office:value-type="string" calcext:value-type="string">
            <text:p>2013-12-09</text:p>
          </table:table-cell>
          <table:table-cell office:value-type="float" office:value="53.32" calcext:value-type="float">
            <text:p>53.3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-0.0000545252*[.D32]^2 + 0.5609597066*[.D32] + 31.6433162106" office:value-type="float" office:value="48.4230347286" calcext:value-type="float">
            <text:p>48.423034728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0.545256449*[.G32] + 32.3944553676" office:value-type="float" office:value="48.7521488376" calcext:value-type="float">
            <text:p>48.7521488376</text:p>
          </table:table-cell>
          <table:table-cell/>
        </table:table-row>
        <table:table-row table:style-name="ro1">
          <table:table-cell office:value-type="string" calcext:value-type="string">
            <text:p>2013-12-16</text:p>
          </table:table-cell>
          <table:table-cell office:value-type="float" office:value="55.119999" calcext:value-type="float">
            <text:p>55.11999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-0.0000545252*[.D33]^2 + 0.5609597066*[.D33] + 31.6433162106" office:value-type="float" office:value="48.980668398" calcext:value-type="float">
            <text:p>48.98066839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0.545256449*[.G33] + 32.3944553676" office:value-type="float" office:value="49.2974052866" calcext:value-type="float">
            <text:p>49.2974052866</text:p>
          </table:table-cell>
          <table:table-cell/>
        </table:table-row>
        <table:table-row table:style-name="ro1">
          <table:table-cell office:value-type="string" calcext:value-type="string">
            <text:p>2013-12-23</text:p>
          </table:table-cell>
          <table:table-cell office:value-type="float" office:value="55.439999" calcext:value-type="float">
            <text:p>55.43999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-0.0000545252*[.D34]^2 + 0.5609597066*[.D34] + 31.6433162106" office:value-type="float" office:value="49.538193017" calcext:value-type="float">
            <text:p>49.5381930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0.545256449*[.G34] + 32.3944553676" office:value-type="float" office:value="49.8426617356" calcext:value-type="float">
            <text:p>49.8426617356</text:p>
          </table:table-cell>
          <table:table-cell/>
        </table:table-row>
        <table:table-row table:style-name="ro1">
          <table:table-cell office:value-type="string" calcext:value-type="string">
            <text:p>2013-12-30</text:p>
          </table:table-cell>
          <table:table-cell office:value-type="float" office:value="54.560001" calcext:value-type="float">
            <text:p>54.56000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-0.0000545252*[.D35]^2 + 0.5609597066*[.D35] + 31.6433162106" office:value-type="float" office:value="50.0956085856" calcext:value-type="float">
            <text:p>50.095608585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0.545256449*[.G35] + 32.3944553676" office:value-type="float" office:value="50.3879181846" calcext:value-type="float">
            <text:p>50.3879181846</text:p>
          </table:table-cell>
          <table:table-cell/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57.939999" calcext:value-type="float">
            <text:p>57.93999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-0.0000545252*[.D36]^2 + 0.5609597066*[.D36] + 31.6433162106" office:value-type="float" office:value="50.6529151038" calcext:value-type="float">
            <text:p>50.652915103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0.545256449*[.G36] + 32.3944553676" office:value-type="float" office:value="50.9331746336" calcext:value-type="float">
            <text:p>50.9331746336</text:p>
          </table:table-cell>
          <table:table-cell/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56.299999" calcext:value-type="float">
            <text:p>56.29999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-0.0000545252*[.D37]^2 + 0.5609597066*[.D37] + 31.6433162106" office:value-type="float" office:value="51.2101125716" calcext:value-type="float">
            <text:p>51.21011257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0.545256449*[.G37] + 32.3944553676" office:value-type="float" office:value="51.4784310826" calcext:value-type="float">
            <text:p>51.4784310826</text:p>
          </table:table-cell>
          <table:table-cell/>
        </table:table-row>
        <table:table-row table:style-name="ro1">
          <table:table-cell office:value-type="string" calcext:value-type="string">
            <text:p>2014-01-20</text:p>
          </table:table-cell>
          <table:table-cell office:value-type="float" office:value="54.450001" calcext:value-type="float">
            <text:p>54.45000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-0.0000545252*[.D38]^2 + 0.5609597066*[.D38] + 31.6433162106" office:value-type="float" office:value="51.767200989" calcext:value-type="float">
            <text:p>51.7672009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545256449*[.G38] + 32.3944553676" office:value-type="float" office:value="52.0236875316" calcext:value-type="float">
            <text:p>52.0236875316</text:p>
          </table:table-cell>
          <table:table-cell/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62.57" calcext:value-type="float">
            <text:p>62.5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-0.0000545252*[.D39]^2 + 0.5609597066*[.D39] + 31.6433162106" office:value-type="float" office:value="52.324180356" calcext:value-type="float">
            <text:p>52.32418035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0.545256449*[.G39] + 32.3944553676" office:value-type="float" office:value="52.5689439806" calcext:value-type="float">
            <text:p>52.5689439806</text:p>
          </table:table-cell>
          <table:table-cell/>
        </table:table-row>
        <table:table-row table:style-name="ro1">
          <table:table-cell office:value-type="string" calcext:value-type="string">
            <text:p>2014-02-03</text:p>
          </table:table-cell>
          <table:table-cell office:value-type="float" office:value="64.32" calcext:value-type="float">
            <text:p>64.3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-0.0000545252*[.D40]^2 + 0.5609597066*[.D40] + 31.6433162106" office:value-type="float" office:value="52.8810506726" calcext:value-type="float">
            <text:p>52.881050672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0.545256449*[.G40] + 32.3944553676" office:value-type="float" office:value="53.1142004296" calcext:value-type="float">
            <text:p>53.1142004296</text:p>
          </table:table-cell>
          <table:table-cell/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67.089996" calcext:value-type="float">
            <text:p>67.08999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-0.0000545252*[.D41]^2 + 0.5609597066*[.D41] + 31.6433162106" office:value-type="float" office:value="53.4378119388" calcext:value-type="float">
            <text:p>53.437811938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0.545256449*[.G41] + 32.3944553676" office:value-type="float" office:value="53.6594568786" calcext:value-type="float">
            <text:p>53.6594568786</text:p>
          </table:table-cell>
          <table:table-cell/>
        </table:table-row>
        <table:table-row table:style-name="ro1">
          <table:table-cell office:value-type="string" calcext:value-type="string">
            <text:p>2014-02-17</text:p>
          </table:table-cell>
          <table:table-cell office:value-type="float" office:value="68.589996" calcext:value-type="float">
            <text:p>68.58999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0.0000545252*[.D42]^2 + 0.5609597066*[.D42] + 31.6433162106" office:value-type="float" office:value="53.9944641546" calcext:value-type="float">
            <text:p>53.994464154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0.545256449*[.G42] + 32.3944553676" office:value-type="float" office:value="54.2047133276" calcext:value-type="float">
            <text:p>54.2047133276</text:p>
          </table:table-cell>
          <table:table-cell/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68.459999" calcext:value-type="float">
            <text:p>68.45999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-0.0000545252*[.D43]^2 + 0.5609597066*[.D43] + 31.6433162106" office:value-type="float" office:value="54.55100732" calcext:value-type="float">
            <text:p>54.5510073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0.545256449*[.G43] + 32.3944553676" office:value-type="float" office:value="54.7499697766" calcext:value-type="float">
            <text:p>54.7499697766</text:p>
          </table:table-cell>
          <table:table-cell/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69.800003" calcext:value-type="float">
            <text:p>69.80000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-0.0000545252*[.D44]^2 + 0.5609597066*[.D44] + 31.6433162106" office:value-type="float" office:value="55.107441435" calcext:value-type="float">
            <text:p>55.10744143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545256449*[.G44] + 32.3944553676" office:value-type="float" office:value="55.2952262256" calcext:value-type="float">
            <text:p>55.2952262256</text:p>
          </table:table-cell>
          <table:table-cell/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67.720001" calcext:value-type="float">
            <text:p>67.72000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-0.0000545252*[.D45]^2 + 0.5609597066*[.D45] + 31.6433162106" office:value-type="float" office:value="55.6637664996" calcext:value-type="float">
            <text:p>55.663766499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0.545256449*[.G45] + 32.3944553676" office:value-type="float" office:value="55.8404826746" calcext:value-type="float">
            <text:p>55.8404826746</text:p>
          </table:table-cell>
          <table:table-cell/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67.239998" calcext:value-type="float">
            <text:p>67.23999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-0.0000545252*[.D46]^2 + 0.5609597066*[.D46] + 31.6433162106" office:value-type="float" office:value="56.2199825138" calcext:value-type="float">
            <text:p>56.219982513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0.545256449*[.G46] + 32.3944553676" office:value-type="float" office:value="56.3857391236" calcext:value-type="float">
            <text:p>56.3857391236</text:p>
          </table:table-cell>
          <table:table-cell/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60.009998" calcext:value-type="float">
            <text:p>60.00999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-0.0000545252*[.D47]^2 + 0.5609597066*[.D47] + 31.6433162106" office:value-type="float" office:value="56.7760894776" calcext:value-type="float">
            <text:p>56.776089477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0.545256449*[.G47] + 32.3944553676" office:value-type="float" office:value="56.9309955726" calcext:value-type="float">
            <text:p>56.9309955726</text:p>
          </table:table-cell>
          <table:table-cell/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56.75" calcext:value-type="float">
            <text:p>56.7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-0.0000545252*[.D48]^2 + 0.5609597066*[.D48] + 31.6433162106" office:value-type="float" office:value="57.332087391" calcext:value-type="float">
            <text:p>57.33208739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0.545256449*[.G48] + 32.3944553676" office:value-type="float" office:value="57.4762520216" calcext:value-type="float">
            <text:p>57.4762520216</text:p>
          </table:table-cell>
          <table:table-cell/>
        </table:table-row>
        <table:table-row table:style-name="ro1">
          <table:table-cell office:value-type="string" calcext:value-type="string">
            <text:p>2014-04-07</text:p>
          </table:table-cell>
          <table:table-cell office:value-type="float" office:value="58.529999" calcext:value-type="float">
            <text:p>58.52999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-0.0000545252*[.D49]^2 + 0.5609597066*[.D49] + 31.6433162106" office:value-type="float" office:value="57.887976254" calcext:value-type="float">
            <text:p>57.88797625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0.545256449*[.G49] + 32.3944553676" office:value-type="float" office:value="58.0215084706" calcext:value-type="float">
            <text:p>58.0215084706</text:p>
          </table:table-cell>
          <table:table-cell/>
        </table:table-row>
        <table:table-row table:style-name="ro1">
          <table:table-cell office:value-type="string" calcext:value-type="string">
            <text:p>2014-04-14</text:p>
          </table:table-cell>
          <table:table-cell office:value-type="float" office:value="58.939999" calcext:value-type="float">
            <text:p>58.93999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-0.0000545252*[.D50]^2 + 0.5609597066*[.D50] + 31.6433162106" office:value-type="float" office:value="58.4437560666" calcext:value-type="float">
            <text:p>58.443756066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0.545256449*[.G50] + 32.3944553676" office:value-type="float" office:value="58.5667649196" calcext:value-type="float">
            <text:p>58.5667649196</text:p>
          </table:table-cell>
          <table:table-cell/>
        </table:table-row>
        <table:table-row table:style-name="ro1">
          <table:table-cell office:value-type="string" calcext:value-type="string">
            <text:p>2014-04-21</text:p>
          </table:table-cell>
          <table:table-cell office:value-type="float" office:value="57.709999" calcext:value-type="float">
            <text:p>57.70999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-0.0000545252*[.D51]^2 + 0.5609597066*[.D51] + 31.6433162106" office:value-type="float" office:value="58.9994268288" calcext:value-type="float">
            <text:p>58.999426828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0.545256449*[.G51] + 32.3944553676" office:value-type="float" office:value="59.1120213686" calcext:value-type="float">
            <text:p>59.1120213686</text:p>
          </table:table-cell>
          <table:table-cell/>
        </table:table-row>
        <table:table-row table:style-name="ro1">
          <table:table-cell office:value-type="string" calcext:value-type="string">
            <text:p>2014-04-28</text:p>
          </table:table-cell>
          <table:table-cell office:value-type="float" office:value="60.459999" calcext:value-type="float">
            <text:p>60.45999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-0.0000545252*[.D52]^2 + 0.5609597066*[.D52] + 31.6433162106" office:value-type="float" office:value="59.5549885406" calcext:value-type="float">
            <text:p>59.554988540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0.545256449*[.G52] + 32.3944553676" office:value-type="float" office:value="59.6572778176" calcext:value-type="float">
            <text:p>59.6572778176</text:p>
          </table:table-cell>
          <table:table-cell/>
        </table:table-row>
        <table:table-row table:style-name="ro1">
          <table:table-cell office:value-type="string" calcext:value-type="string">
            <text:p>2014-05-05</text:p>
          </table:table-cell>
          <table:table-cell office:value-type="float" office:value="57.240002" calcext:value-type="float">
            <text:p>57.24000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-0.0000545252*[.D53]^2 + 0.5609597066*[.D53] + 31.6433162106" office:value-type="float" office:value="60.110441202" calcext:value-type="float">
            <text:p>60.11044120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0.545256449*[.G53] + 32.3944553676" office:value-type="float" office:value="60.2025342666" calcext:value-type="float">
            <text:p>60.2025342666</text:p>
          </table:table-cell>
          <table:table-cell/>
        </table:table-row>
        <table:table-row table:style-name="ro1">
          <table:table-cell office:value-type="string" calcext:value-type="string">
            <text:p>2014-05-12</text:p>
          </table:table-cell>
          <table:table-cell office:value-type="float" office:value="58.02" calcext:value-type="float">
            <text:p>58.0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-0.0000545252*[.D54]^2 + 0.5609597066*[.D54] + 31.6433162106" office:value-type="float" office:value="60.665784813" calcext:value-type="float">
            <text:p>60.66578481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0.545256449*[.G54] + 32.3944553676" office:value-type="float" office:value="60.7477907156" calcext:value-type="float">
            <text:p>60.7477907156</text:p>
          </table:table-cell>
          <table:table-cell/>
        </table:table-row>
        <table:table-row table:style-name="ro1">
          <table:table-cell office:value-type="string" calcext:value-type="string">
            <text:p>2014-05-19</text:p>
          </table:table-cell>
          <table:table-cell office:value-type="float" office:value="61.349998" calcext:value-type="float">
            <text:p>61.34999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-0.0000545252*[.D55]^2 + 0.5609597066*[.D55] + 31.6433162106" office:value-type="float" office:value="61.2210193736" calcext:value-type="float">
            <text:p>61.2210193736</text:p>
          </table:table-cell>
          <table:table-cell/>
          <table:table-cell office:value-type="float" office:value="53" calcext:value-type="float">
            <text:p>53</text:p>
          </table:table-cell>
          <table:table-cell table:formula="of:=0.545256449*[.G55] + 32.3944553676" office:value-type="float" office:value="61.2930471646" calcext:value-type="float">
            <text:p>61.2930471646</text:p>
          </table:table-cell>
          <table:table-cell/>
        </table:table-row>
        <table:table-row table:style-name="ro1">
          <table:table-cell office:value-type="string" calcext:value-type="string">
            <text:p>2014-05-26</text:p>
          </table:table-cell>
          <table:table-cell office:value-type="float" office:value="63.299999" calcext:value-type="float">
            <text:p>63.29999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-0.0000545252*[.D56]^2 + 0.5609597066*[.D56] + 31.6433162106" office:value-type="float" office:value="61.7761448838" calcext:value-type="float">
            <text:p>61.77614488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0.545256449*[.G56] + 32.3944553676" office:value-type="float" office:value="61.8383036136" calcext:value-type="float">
            <text:p>61.8383036136</text:p>
          </table:table-cell>
          <table:table-cell/>
        </table:table-row>
        <table:table-row table:style-name="ro1">
          <table:table-cell office:value-type="string" calcext:value-type="string">
            <text:p>2014-06-02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-0.0000545252*[.D57]^2 + 0.5609597066*[.D57] + 31.6433162106" office:value-type="float" office:value="62.3311613436" calcext:value-type="float">
            <text:p>62.331161343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0.545256449*[.G57] + 32.3944553676" office:value-type="float" office:value="62.3835600626" calcext:value-type="float">
            <text:p>62.3835600626</text:p>
          </table:table-cell>
          <table:table-cell/>
        </table:table-row>
        <table:table-row table:style-name="ro1">
          <table:table-cell office:value-type="string" calcext:value-type="string">
            <text:p>2014-06-09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-0.0000545252*[.D58]^2 + 0.5609597066*[.D58] + 31.6433162106" office:value-type="float" office:value="62.886068753" calcext:value-type="float">
            <text:p>62.88606875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0.545256449*[.G58] + 32.3944553676" office:value-type="float" office:value="62.9288165116" calcext:value-type="float">
            <text:p>62.9288165116</text:p>
          </table:table-cell>
          <table:table-cell/>
        </table:table-row>
        <table:table-row table:style-name="ro1">
          <table:table-cell office:value-type="string" calcext:value-type="string">
            <text:p>2014-06-16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-0.0000545252*[.D59]^2 + 0.5609597066*[.D59] + 31.6433162106" office:value-type="float" office:value="63.440867112" calcext:value-type="float">
            <text:p>63.44086711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0.545256449*[.G59] + 32.3944553676" office:value-type="float" office:value="63.4740729606" calcext:value-type="float">
            <text:p>63.4740729606</text:p>
          </table:table-cell>
          <table:table-cell/>
        </table:table-row>
        <table:table-row table:style-name="ro1">
          <table:table-cell office:value-type="string" calcext:value-type="string">
            <text:p>2014-06-23</text:p>
          </table:table-cell>
          <table:table-cell office:value-type="float" office:value="67.599998" calcext:value-type="float">
            <text:p>67.59999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-0.0000545252*[.D60]^2 + 0.5609597066*[.D60] + 31.6433162106" office:value-type="float" office:value="63.9955564206" calcext:value-type="float">
            <text:p>63.995556420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0.545256449*[.G60] + 32.3944553676" office:value-type="float" office:value="64.0193294096" calcext:value-type="float">
            <text:p>64.0193294096</text:p>
          </table:table-cell>
          <table:table-cell/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66.290001" calcext:value-type="float">
            <text:p>66.29000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-0.0000545252*[.D61]^2 + 0.5609597066*[.D61] + 31.6433162106" office:value-type="float" office:value="64.5501366788" calcext:value-type="float">
            <text:p>64.5501366788</text:p>
          </table:table-cell>
          <table:table-cell/>
          <table:table-cell office:value-type="float" office:value="59" calcext:value-type="float">
            <text:p>59</text:p>
          </table:table-cell>
          <table:table-cell table:formula="of:=0.545256449*[.G61] + 32.3944553676" office:value-type="float" office:value="64.5645858586" calcext:value-type="float">
            <text:p>64.5645858586</text:p>
          </table:table-cell>
          <table:table-cell/>
        </table:table-row>
        <table:table-row table:style-name="ro1">
          <table:table-cell office:value-type="string" calcext:value-type="string">
            <text:p>2014-07-07</text:p>
          </table:table-cell>
          <table:table-cell office:value-type="float" office:value="66.339996" calcext:value-type="float">
            <text:p>66.33999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-0.0000545252*[.D62]^2 + 0.5609597066*[.D62] + 31.6433162106" office:value-type="float" office:value="65.1046078866" calcext:value-type="float">
            <text:p>65.104607886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0.545256449*[.G62] + 32.3944553676" office:value-type="float" office:value="65.1098423076" calcext:value-type="float">
            <text:p>65.1098423076</text:p>
          </table:table-cell>
          <table:table-cell/>
        </table:table-row>
        <table:table-row table:style-name="ro1">
          <table:table-cell office:value-type="string" calcext:value-type="string">
            <text:p>2014-07-14</text:p>
          </table:table-cell>
          <table:table-cell office:value-type="float" office:value="68.419998" calcext:value-type="float">
            <text:p>68.41999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-0.0000545252*[.D63]^2 + 0.5609597066*[.D63] + 31.6433162106" office:value-type="float" office:value="65.658970044" calcext:value-type="float">
            <text:p>65.65897004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0.545256449*[.G63] + 32.3944553676" office:value-type="float" office:value="65.6550987566" calcext:value-type="float">
            <text:p>65.6550987566</text:p>
          </table:table-cell>
          <table:table-cell/>
        </table:table-row>
        <table:table-row table:style-name="ro1">
          <table:table-cell office:value-type="string" calcext:value-type="string">
            <text:p>2014-07-21</text:p>
          </table:table-cell>
          <table:table-cell office:value-type="float" office:value="75.190002" calcext:value-type="float">
            <text:p>75.19000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-0.0000545252*[.D64]^2 + 0.5609597066*[.D64] + 31.6433162106" office:value-type="float" office:value="66.213223151" calcext:value-type="float">
            <text:p>66.21322315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0.545256449*[.G64] + 32.3944553676" office:value-type="float" office:value="66.2003552056" calcext:value-type="float">
            <text:p>66.2003552056</text:p>
          </table:table-cell>
          <table:table-cell/>
        </table:table-row>
        <table:table-row table:style-name="ro1">
          <table:table-cell office:value-type="string" calcext:value-type="string">
            <text:p>2014-07-28</text:p>
          </table:table-cell>
          <table:table-cell office:value-type="float" office:value="72.360001" calcext:value-type="float">
            <text:p>72.36000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-0.0000545252*[.D65]^2 + 0.5609597066*[.D65] + 31.6433162106" office:value-type="float" office:value="66.7673672076" calcext:value-type="float">
            <text:p>66.767367207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0.545256449*[.G65] + 32.3944553676" office:value-type="float" office:value="66.7456116546" calcext:value-type="float">
            <text:p>66.7456116546</text:p>
          </table:table-cell>
          <table:table-cell/>
        </table:table-row>
        <table:table-row table:style-name="ro1">
          <table:table-cell office:value-type="string" calcext:value-type="string">
            <text:p>2014-08-04</text:p>
          </table:table-cell>
          <table:table-cell office:value-type="float" office:value="73.059998" calcext:value-type="float">
            <text:p>73.05999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-0.0000545252*[.D66]^2 + 0.5609597066*[.D66] + 31.6433162106" office:value-type="float" office:value="67.3214022138" calcext:value-type="float">
            <text:p>67.32140221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0.545256449*[.G66] + 32.3944553676" office:value-type="float" office:value="67.2908681036" calcext:value-type="float">
            <text:p>67.2908681036</text:p>
          </table:table-cell>
          <table:table-cell/>
        </table:table-row>
        <table:table-row table:style-name="ro1">
          <table:table-cell office:value-type="string" calcext:value-type="string">
            <text:p>2014-08-11</text:p>
          </table:table-cell>
          <table:table-cell office:value-type="float" office:value="73.629997" calcext:value-type="float">
            <text:p>73.62999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-0.0000545252*[.D67]^2 + 0.5609597066*[.D67] + 31.6433162106" office:value-type="float" office:value="67.8753281696" calcext:value-type="float">
            <text:p>67.875328169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0.545256449*[.G67] + 32.3944553676" office:value-type="float" office:value="67.8361245526" calcext:value-type="float">
            <text:p>67.8361245526</text:p>
          </table:table-cell>
          <table:table-cell/>
        </table:table-row>
        <table:table-row table:style-name="ro1">
          <table:table-cell office:value-type="string" calcext:value-type="string">
            <text:p>2014-08-18</text:p>
          </table:table-cell>
          <table:table-cell office:value-type="float" office:value="74.57" calcext:value-type="float">
            <text:p>74.5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-0.0000545252*[.D68]^2 + 0.5609597066*[.D68] + 31.6433162106" office:value-type="float" office:value="68.429145075" calcext:value-type="float">
            <text:p>68.42914507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0.545256449*[.G68] + 32.3944553676" office:value-type="float" office:value="68.3813810016" calcext:value-type="float">
            <text:p>68.3813810016</text:p>
          </table:table-cell>
          <table:table-cell/>
        </table:table-row>
        <table:table-row table:style-name="ro1">
          <table:table-cell office:value-type="string" calcext:value-type="string">
            <text:p>2014-08-25</text:p>
          </table:table-cell>
          <table:table-cell office:value-type="float" office:value="74.82" calcext:value-type="float">
            <text:p>74.8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-0.0000545252*[.D69]^2 + 0.5609597066*[.D69] + 31.6433162106" office:value-type="float" office:value="68.98285293" calcext:value-type="float">
            <text:p>68.9828529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0.545256449*[.G69] + 32.3944553676" office:value-type="float" office:value="68.9266374506" calcext:value-type="float">
            <text:p>68.9266374506</text:p>
          </table:table-cell>
          <table:table-cell/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77.260002" calcext:value-type="float">
            <text:p>77.26000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-0.0000545252*[.D70]^2 + 0.5609597066*[.D70] + 31.6433162106" office:value-type="float" office:value="69.5364517346" calcext:value-type="float">
            <text:p>69.536451734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0.545256449*[.G70] + 32.3944553676" office:value-type="float" office:value="69.4718938996" calcext:value-type="float">
            <text:p>69.4718938996</text:p>
          </table:table-cell>
          <table:table-cell/>
        </table:table-row>
        <table:table-row table:style-name="ro1">
          <table:table-cell office:value-type="string" calcext:value-type="string">
            <text:p>2014-09-08</text:p>
          </table:table-cell>
          <table:table-cell office:value-type="float" office:value="77.480003" calcext:value-type="float">
            <text:p>77.48000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-0.0000545252*[.D71]^2 + 0.5609597066*[.D71] + 31.6433162106" office:value-type="float" office:value="70.0899414888" calcext:value-type="float">
            <text:p>70.0899414888</text:p>
          </table:table-cell>
          <table:table-cell/>
          <table:table-cell office:value-type="float" office:value="69" calcext:value-type="float">
            <text:p>69</text:p>
          </table:table-cell>
          <table:table-cell table:formula="of:=0.545256449*[.G71] + 32.3944553676" office:value-type="float" office:value="70.0171503486" calcext:value-type="float">
            <text:p>70.0171503486</text:p>
          </table:table-cell>
          <table:table-cell/>
        </table:table-row>
        <table:table-row table:style-name="ro1">
          <table:table-cell office:value-type="string" calcext:value-type="string">
            <text:p>2014-09-15</text:p>
          </table:table-cell>
          <table:table-cell office:value-type="float" office:value="77.910004" calcext:value-type="float">
            <text:p>77.91000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-0.0000545252*[.D72]^2 + 0.5609597066*[.D72] + 31.6433162106" office:value-type="float" office:value="70.6433221926" calcext:value-type="float">
            <text:p>70.643322192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0.545256449*[.G72] + 32.3944553676" office:value-type="float" office:value="70.5624067976" calcext:value-type="float">
            <text:p>70.5624067976</text:p>
          </table:table-cell>
          <table:table-cell/>
        </table:table-row>
        <table:table-row table:style-name="ro1">
          <table:table-cell office:value-type="string" calcext:value-type="string">
            <text:p>2014-09-22</text:p>
          </table:table-cell>
          <table:table-cell office:value-type="float" office:value="78.790001" calcext:value-type="float">
            <text:p>78.79000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-0.0000545252*[.D73]^2 + 0.5609597066*[.D73] + 31.6433162106" office:value-type="float" office:value="71.196593846" calcext:value-type="float">
            <text:p>71.19659384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0.545256449*[.G73] + 32.3944553676" office:value-type="float" office:value="71.1076632466" calcext:value-type="float">
            <text:p>71.1076632466</text:p>
          </table:table-cell>
          <table:table-cell/>
        </table:table-row>
        <table:table-row table:style-name="ro1">
          <table:table-cell office:value-type="string" calcext:value-type="string">
            <text:p>2014-09-29</text:p>
          </table:table-cell>
          <table:table-cell office:value-type="float" office:value="77.440002" calcext:value-type="float">
            <text:p>77.44000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-0.0000545252*[.D74]^2 + 0.5609597066*[.D74] + 31.6433162106" office:value-type="float" office:value="71.749756449" calcext:value-type="float">
            <text:p>71.74975644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0.545256449*[.G74] + 32.3944553676" office:value-type="float" office:value="71.6529196956" calcext:value-type="float">
            <text:p>71.6529196956</text:p>
          </table:table-cell>
          <table:table-cell/>
        </table:table-row>
        <table:table-row table:style-name="ro1">
          <table:table-cell office:value-type="string" calcext:value-type="string">
            <text:p>2014-10-06</text:p>
          </table:table-cell>
          <table:table-cell office:value-type="float" office:value="72.910004" calcext:value-type="float">
            <text:p>72.91000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-0.0000545252*[.D75]^2 + 0.5609597066*[.D75] + 31.6433162106" office:value-type="float" office:value="72.3028100016" calcext:value-type="float">
            <text:p>72.302810001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0.545256449*[.G75] + 32.3944553676" office:value-type="float" office:value="72.1981761446" calcext:value-type="float">
            <text:p>72.1981761446</text:p>
          </table:table-cell>
          <table:table-cell/>
        </table:table-row>
        <table:table-row table:style-name="ro1">
          <table:table-cell office:value-type="string" calcext:value-type="string">
            <text:p>2014-10-13</text:p>
          </table:table-cell>
          <table:table-cell office:value-type="float" office:value="75.949997" calcext:value-type="float">
            <text:p>75.949997</text:p>
          </table:table-cell>
          <table:table-cell/>
          <table:table-cell office:value-type="float" office:value="74" calcext:value-type="float">
            <text:p>74</text:p>
          </table:table-cell>
          <table:table-cell table:formula="of:=-0.0000545252*[.D76]^2 + 0.5609597066*[.D76] + 31.6433162106" office:value-type="float" office:value="72.8557545038" calcext:value-type="float">
            <text:p>72.8557545038</text:p>
          </table:table-cell>
          <table:table-cell/>
          <table:table-cell office:value-type="float" office:value="74" calcext:value-type="float">
            <text:p>74</text:p>
          </table:table-cell>
          <table:table-cell table:formula="of:=0.545256449*[.G76] + 32.3944553676" office:value-type="float" office:value="72.7434325936" calcext:value-type="float">
            <text:p>72.7434325936</text:p>
          </table:table-cell>
          <table:table-cell/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80.669998" calcext:value-type="float">
            <text:p>80.669998</text:p>
          </table:table-cell>
          <table:table-cell/>
          <table:table-cell office:value-type="float" office:value="75" calcext:value-type="float">
            <text:p>75</text:p>
          </table:table-cell>
          <table:table-cell table:formula="of:=-0.0000545252*[.D77]^2 + 0.5609597066*[.D77] + 31.6433162106" office:value-type="float" office:value="73.4085899556" calcext:value-type="float">
            <text:p>73.408589955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0.545256449*[.G77] + 32.3944553676" office:value-type="float" office:value="73.2886890426" calcext:value-type="float">
            <text:p>73.2886890426</text:p>
          </table:table-cell>
          <table:table-cell/>
        </table:table-row>
        <table:table-row table:style-name="ro1">
          <table:table-cell office:value-type="string" calcext:value-type="string">
            <text:p>2014-10-27</text:p>
          </table:table-cell>
          <table:table-cell office:value-type="float" office:value="74.989998" calcext:value-type="float">
            <text:p>74.98999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-0.0000545252*[.D78]^2 + 0.5609597066*[.D78] + 31.6433162106" office:value-type="float" office:value="73.961316357" calcext:value-type="float">
            <text:p>73.96131635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0.545256449*[.G78] + 32.3944553676" office:value-type="float" office:value="73.8339454916" calcext:value-type="float">
            <text:p>73.8339454916</text:p>
          </table:table-cell>
          <table:table-cell/>
        </table:table-row>
        <table:table-row table:style-name="ro1">
          <table:table-cell office:value-type="string" calcext:value-type="string">
            <text:p>2014-11-03</text:p>
          </table:table-cell>
          <table:table-cell office:value-type="float" office:value="75.599998" calcext:value-type="float">
            <text:p>75.59999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-0.0000545252*[.D79]^2 + 0.5609597066*[.D79] + 31.6433162106" office:value-type="float" office:value="74.513933708" calcext:value-type="float">
            <text:p>74.51393370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0.545256449*[.G79] + 32.3944553676" office:value-type="float" office:value="74.3792019406" calcext:value-type="float">
            <text:p>74.3792019406</text:p>
          </table:table-cell>
          <table:table-cell/>
        </table:table-row>
        <table:table-row table:style-name="ro1">
          <table:table-cell office:value-type="string" calcext:value-type="string">
            <text:p>2014-11-10</text:p>
          </table:table-cell>
          <table:table-cell office:value-type="float" office:value="74.879997" calcext:value-type="float">
            <text:p>74.87999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-0.0000545252*[.D80]^2 + 0.5609597066*[.D80] + 31.6433162106" office:value-type="float" office:value="75.0664420086" calcext:value-type="float">
            <text:p>75.066442008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0.545256449*[.G80] + 32.3944553676" office:value-type="float" office:value="74.9244583896" calcext:value-type="float">
            <text:p>74.9244583896</text:p>
          </table:table-cell>
          <table:table-cell/>
        </table:table-row>
        <table:table-row table:style-name="ro1">
          <table:table-cell office:value-type="string" calcext:value-type="string">
            <text:p>2014-11-17</text:p>
          </table:table-cell>
          <table:table-cell office:value-type="float" office:value="73.75" calcext:value-type="float">
            <text:p>73.7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-0.0000545252*[.D81]^2 + 0.5609597066*[.D81] + 31.6433162106" office:value-type="float" office:value="75.6188412588" calcext:value-type="float">
            <text:p>75.6188412588</text:p>
          </table:table-cell>
          <table:table-cell/>
          <table:table-cell office:value-type="float" office:value="79" calcext:value-type="float">
            <text:p>79</text:p>
          </table:table-cell>
          <table:table-cell table:formula="of:=0.545256449*[.G81] + 32.3944553676" office:value-type="float" office:value="75.4697148386" calcext:value-type="float">
            <text:p>75.4697148386</text:p>
          </table:table-cell>
          <table:table-cell/>
        </table:table-row>
        <table:table-row table:style-name="ro1">
          <table:table-cell office:value-type="string" calcext:value-type="string">
            <text:p>2014-11-24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-0.0000545252*[.D82]^2 + 0.5609597066*[.D82] + 31.6433162106" office:value-type="float" office:value="76.1711314586" calcext:value-type="float">
            <text:p>76.171131458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0.545256449*[.G82] + 32.3944553676" office:value-type="float" office:value="76.0149712876" calcext:value-type="float">
            <text:p>76.0149712876</text:p>
          </table:table-cell>
          <table:table-cell/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76.360001" calcext:value-type="float">
            <text:p>76.36000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-0.0000545252*[.D83]^2 + 0.5609597066*[.D83] + 31.6433162106" office:value-type="float" office:value="76.723312608" calcext:value-type="float">
            <text:p>76.72331260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0.545256449*[.G83] + 32.3944553676" office:value-type="float" office:value="76.5602277366" calcext:value-type="float">
            <text:p>76.5602277366</text:p>
          </table:table-cell>
          <table:table-cell/>
        </table:table-row>
        <table:table-row table:style-name="ro1">
          <table:table-cell office:value-type="string" calcext:value-type="string">
            <text:p>2014-12-08</text:p>
          </table:table-cell>
          <table:table-cell office:value-type="float" office:value="77.830002" calcext:value-type="float">
            <text:p>77.83000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-0.0000545252*[.D84]^2 + 0.5609597066*[.D84] + 31.6433162106" office:value-type="float" office:value="77.275384707" calcext:value-type="float">
            <text:p>77.27538470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0.545256449*[.G84] + 32.3944553676" office:value-type="float" office:value="77.1054841856" calcext:value-type="float">
            <text:p>77.1054841856</text:p>
          </table:table-cell>
          <table:table-cell/>
        </table:table-row>
        <table:table-row table:style-name="ro1">
          <table:table-cell office:value-type="string" calcext:value-type="string">
            <text:p>2014-12-15</text:p>
          </table:table-cell>
          <table:table-cell office:value-type="float" office:value="79.879997" calcext:value-type="float">
            <text:p>79.87999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-0.0000545252*[.D85]^2 + 0.5609597066*[.D85] + 31.6433162106" office:value-type="float" office:value="77.8273477556" calcext:value-type="float">
            <text:p>77.827347755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0.545256449*[.G85] + 32.3944553676" office:value-type="float" office:value="77.6507406346" calcext:value-type="float">
            <text:p>77.6507406346</text:p>
          </table:table-cell>
          <table:table-cell/>
        </table:table-row>
        <table:table-row table:style-name="ro1">
          <table:table-cell office:value-type="string" calcext:value-type="string">
            <text:p>2014-12-22</text:p>
          </table:table-cell>
          <table:table-cell office:value-type="float" office:value="80.779999" calcext:value-type="float">
            <text:p>80.7799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-0.0000545252*[.D86]^2 + 0.5609597066*[.D86] + 31.6433162106" office:value-type="float" office:value="78.3792017538" calcext:value-type="float">
            <text:p>78.3792017538</text:p>
          </table:table-cell>
          <table:table-cell/>
          <table:table-cell office:value-type="float" office:value="84" calcext:value-type="float">
            <text:p>84</text:p>
          </table:table-cell>
          <table:table-cell table:formula="of:=0.545256449*[.G86] + 32.3944553676" office:value-type="float" office:value="78.1959970836" calcext:value-type="float">
            <text:p>78.1959970836</text:p>
          </table:table-cell>
          <table:table-cell/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78.449997" calcext:value-type="float">
            <text:p>78.44999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-0.0000545252*[.D87]^2 + 0.5609597066*[.D87] + 31.6433162106" office:value-type="float" office:value="78.9309467016" calcext:value-type="float">
            <text:p>78.930946701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0.545256449*[.G87] + 32.3944553676" office:value-type="float" office:value="78.7412535326" calcext:value-type="float">
            <text:p>78.7412535326</text:p>
          </table:table-cell>
          <table:table-cell/>
        </table:table-row>
        <table:table-row table:style-name="ro1">
          <table:table-cell office:value-type="string" calcext:value-type="string">
            <text:p>2015-01-05</text:p>
          </table:table-cell>
          <table:table-cell office:value-type="float" office:value="77.739998" calcext:value-type="float">
            <text:p>77.73999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-0.0000545252*[.D88]^2 + 0.5609597066*[.D88] + 31.6433162106" office:value-type="float" office:value="79.482582599" calcext:value-type="float">
            <text:p>79.48258259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0.545256449*[.G88] + 32.3944553676" office:value-type="float" office:value="79.2865099816" calcext:value-type="float">
            <text:p>79.2865099816</text:p>
          </table:table-cell>
          <table:table-cell/>
        </table:table-row>
        <table:table-row table:style-name="ro1">
          <table:table-cell office:value-type="string" calcext:value-type="string">
            <text:p>2015-01-12</text:p>
          </table:table-cell>
          <table:table-cell office:value-type="float" office:value="75.18" calcext:value-type="float">
            <text:p>75.18</text:p>
          </table:table-cell>
          <table:table-cell/>
          <table:table-cell office:value-type="float" office:value="87" calcext:value-type="float">
            <text:p>87</text:p>
          </table:table-cell>
          <table:table-cell table:formula="of:=-0.0000545252*[.D89]^2 + 0.5609597066*[.D89] + 31.6433162106" office:value-type="float" office:value="80.034109446" calcext:value-type="float">
            <text:p>80.03410944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0.545256449*[.G89] + 32.3944553676" office:value-type="float" office:value="79.8317664306" calcext:value-type="float">
            <text:p>79.8317664306</text:p>
          </table:table-cell>
          <table:table-cell/>
        </table:table-row>
        <table:table-row table:style-name="ro1">
          <table:table-cell office:value-type="string" calcext:value-type="string">
            <text:p>2015-01-19</text:p>
          </table:table-cell>
          <table:table-cell office:value-type="float" office:value="77.830002" calcext:value-type="float">
            <text:p>77.83000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-0.0000545252*[.D90]^2 + 0.5609597066*[.D90] + 31.6433162106" office:value-type="float" office:value="80.5855272426" calcext:value-type="float">
            <text:p>80.585527242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0.545256449*[.G90] + 32.3944553676" office:value-type="float" office:value="80.3770228796" calcext:value-type="float">
            <text:p>80.3770228796</text:p>
          </table:table-cell>
          <table:table-cell/>
        </table:table-row>
        <table:table-row table:style-name="ro1">
          <table:table-cell office:value-type="string" calcext:value-type="string">
            <text:p>2015-01-26</text:p>
          </table:table-cell>
          <table:table-cell office:value-type="float" office:value="75.910004" calcext:value-type="float">
            <text:p>75.9100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-0.0000545252*[.D91]^2 + 0.5609597066*[.D91] + 31.6433162106" office:value-type="float" office:value="81.1368359888" calcext:value-type="float">
            <text:p>81.1368359888</text:p>
          </table:table-cell>
          <table:table-cell/>
          <table:table-cell office:value-type="float" office:value="89" calcext:value-type="float">
            <text:p>89</text:p>
          </table:table-cell>
          <table:table-cell table:formula="of:=0.545256449*[.G91] + 32.3944553676" office:value-type="float" office:value="80.9222793286" calcext:value-type="float">
            <text:p>80.9222793286</text:p>
          </table:table-cell>
          <table:table-cell/>
        </table:table-row>
        <table:table-row table:style-name="ro1">
          <table:table-cell office:value-type="string" calcext:value-type="string">
            <text:p>2015-02-02</text:p>
          </table:table-cell>
          <table:table-cell office:value-type="float" office:value="74.470001" calcext:value-type="float">
            <text:p>74.47000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-0.0000545252*[.D92]^2 + 0.5609597066*[.D92] + 31.6433162106" office:value-type="float" office:value="81.6880356846" calcext:value-type="float">
            <text:p>81.688035684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0.545256449*[.G92] + 32.3944553676" office:value-type="float" office:value="81.4675357776" calcext:value-type="float">
            <text:p>81.4675357776</text:p>
          </table:table-cell>
          <table:table-cell/>
        </table:table-row>
        <table:table-row table:style-name="ro1">
          <table:table-cell office:value-type="string" calcext:value-type="string">
            <text:p>2015-02-09</text:p>
          </table:table-cell>
          <table:table-cell office:value-type="float" office:value="75.739998" calcext:value-type="float">
            <text:p>75.73999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-0.0000545252*[.D93]^2 + 0.5609597066*[.D93] + 31.6433162106" office:value-type="float" office:value="82.23912633" calcext:value-type="float">
            <text:p>82.2391263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0.545256449*[.G93] + 32.3944553676" office:value-type="float" office:value="82.0127922266" calcext:value-type="float">
            <text:p>82.0127922266</text:p>
          </table:table-cell>
          <table:table-cell/>
        </table:table-row>
        <table:table-row table:style-name="ro1">
          <table:table-cell office:value-type="string" calcext:value-type="string">
            <text:p>2015-02-16</text:p>
          </table:table-cell>
          <table:table-cell office:value-type="float" office:value="79.900002" calcext:value-type="float">
            <text:p>79.9000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-0.0000545252*[.D94]^2 + 0.5609597066*[.D94] + 31.6433162106" office:value-type="float" office:value="82.790107925" calcext:value-type="float">
            <text:p>82.790107925</text:p>
          </table:table-cell>
          <table:table-cell/>
          <table:table-cell office:value-type="float" office:value="92" calcext:value-type="float">
            <text:p>92</text:p>
          </table:table-cell>
          <table:table-cell table:formula="of:=0.545256449*[.G94] + 32.3944553676" office:value-type="float" office:value="82.5580486756" calcext:value-type="float">
            <text:p>82.5580486756</text:p>
          </table:table-cell>
          <table:table-cell/>
        </table:table-row>
        <table:table-row table:style-name="ro1">
          <table:table-cell office:value-type="string" calcext:value-type="string">
            <text:p>2015-02-23</text:p>
          </table:table-cell>
          <table:table-cell office:value-type="float" office:value="78.970001" calcext:value-type="float">
            <text:p>78.97000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-0.0000545252*[.D95]^2 + 0.5609597066*[.D95] + 31.6433162106" office:value-type="float" office:value="83.3409804696" calcext:value-type="float">
            <text:p>83.3409804696</text:p>
          </table:table-cell>
          <table:table-cell/>
          <table:table-cell office:value-type="float" office:value="93" calcext:value-type="float">
            <text:p>93</text:p>
          </table:table-cell>
          <table:table-cell table:formula="of:=0.545256449*[.G95] + 32.3944553676" office:value-type="float" office:value="83.1033051246" calcext:value-type="float">
            <text:p>83.1033051246</text:p>
          </table:table-cell>
          <table:table-cell/>
        </table:table-row>
        <table:table-row table:style-name="ro1">
          <table:table-cell office:value-type="string" calcext:value-type="string">
            <text:p>2015-03-02</text:p>
          </table:table-cell>
          <table:table-cell office:value-type="float" office:value="80.010002" calcext:value-type="float">
            <text:p>80.01000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-0.0000545252*[.D96]^2 + 0.5609597066*[.D96] + 31.6433162106" office:value-type="float" office:value="83.8917439638" calcext:value-type="float">
            <text:p>83.891743963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0.545256449*[.G96] + 32.3944553676" office:value-type="float" office:value="83.6485615736" calcext:value-type="float">
            <text:p>83.6485615736</text:p>
          </table:table-cell>
          <table:table-cell/>
        </table:table-row>
        <table:table-row table:style-name="ro1">
          <table:table-cell office:value-type="string" calcext:value-type="string">
            <text:p>2015-03-09</text:p>
          </table:table-cell>
          <table:table-cell office:value-type="float" office:value="78.050003" calcext:value-type="float">
            <text:p>78.0500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-0.0000545252*[.D97]^2 + 0.5609597066*[.D97] + 31.6433162106" office:value-type="float" office:value="84.4423984076" calcext:value-type="float">
            <text:p>84.442398407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0.545256449*[.G97] + 32.3944553676" office:value-type="float" office:value="84.1938180226" calcext:value-type="float">
            <text:p>84.1938180226</text:p>
          </table:table-cell>
          <table:table-cell/>
        </table:table-row>
        <table:table-row table:style-name="ro1">
          <table:table-cell office:value-type="string" calcext:value-type="string">
            <text:p>2015-03-16</text:p>
          </table:table-cell>
          <table:table-cell office:value-type="float" office:value="83.800003" calcext:value-type="float">
            <text:p>83.80000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-0.0000545252*[.D98]^2 + 0.5609597066*[.D98] + 31.6433162106" office:value-type="float" office:value="84.992943801" calcext:value-type="float">
            <text:p>84.9929438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0.545256449*[.G98] + 32.3944553676" office:value-type="float" office:value="84.7390744716" calcext:value-type="float">
            <text:p>84.7390744716</text:p>
          </table:table-cell>
          <table:table-cell/>
        </table:table-row>
        <table:table-row table:style-name="ro1">
          <table:table-cell office:value-type="string" calcext:value-type="string">
            <text:p>2015-03-23</text:p>
          </table:table-cell>
          <table:table-cell office:value-type="float" office:value="83.300003" calcext:value-type="float">
            <text:p>83.30000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-0.0000545252*[.D99]^2 + 0.5609597066*[.D99] + 31.6433162106" office:value-type="float" office:value="85.543380144" calcext:value-type="float">
            <text:p>85.54338014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0.545256449*[.G99] + 32.3944553676" office:value-type="float" office:value="85.2843309206" calcext:value-type="float">
            <text:p>85.2843309206</text:p>
          </table:table-cell>
          <table:table-cell/>
        </table:table-row>
        <table:table-row table:style-name="ro1">
          <table:table-cell office:value-type="string" calcext:value-type="string">
            <text:p>2015-03-30</text:p>
          </table:table-cell>
          <table:table-cell office:value-type="float" office:value="81.559998" calcext:value-type="float">
            <text:p>81.55999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-0.0000545252*[.D100]^2 + 0.5609597066*[.D100] + 31.6433162106" office:value-type="float" office:value="86.0937074366" calcext:value-type="float">
            <text:p>86.093707436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0.545256449*[.G100] + 32.3944553676" office:value-type="float" office:value="85.8295873696" calcext:value-type="float">
            <text:p>85.8295873696</text:p>
          </table:table-cell>
          <table:table-cell/>
        </table:table-row>
        <table:table-row table:style-name="ro1">
          <table:table-cell office:value-type="string" calcext:value-type="string">
            <text:p>2015-04-06</text:p>
          </table:table-cell>
          <table:table-cell office:value-type="float" office:value="82.040001" calcext:value-type="float">
            <text:p>82.04000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-0.0000545252*[.D101]^2 + 0.5609597066*[.D101] + 31.6433162106" office:value-type="float" office:value="86.6439256788" calcext:value-type="float">
            <text:p>86.643925678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0.545256449*[.G101] + 32.3944553676" office:value-type="float" office:value="86.3748438186" calcext:value-type="float">
            <text:p>86.3748438186</text:p>
          </table:table-cell>
          <table:table-cell/>
        </table:table-row>
        <table:table-row table:style-name="ro1">
          <table:table-cell office:value-type="string" calcext:value-type="string">
            <text:p>2015-04-13</text:p>
          </table:table-cell>
          <table:table-cell office:value-type="float" office:value="80.779999" calcext:value-type="float">
            <text:p>80.77999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-0.0000545252*[.D102]^2 + 0.5609597066*[.D102] + 31.6433162106" office:value-type="float" office:value="87.1940348706" calcext:value-type="float">
            <text:p>87.194034870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0.545256449*[.G102] + 32.3944553676" office:value-type="float" office:value="86.9201002676" calcext:value-type="float">
            <text:p>86.9201002676</text:p>
          </table:table-cell>
          <table:table-cell/>
        </table:table-row>
        <table:table-row table:style-name="ro1">
          <table:table-cell office:value-type="string" calcext:value-type="string">
            <text:p>2015-04-20</text:p>
          </table:table-cell>
          <table:table-cell office:value-type="float" office:value="81.529999" calcext:value-type="float">
            <text:p>81.52999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-0.0000545252*[.D103]^2 + 0.5609597066*[.D103] + 31.6433162106" office:value-type="float" office:value="87.744035012" calcext:value-type="float">
            <text:p>87.744035012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0.545256449*[.G103] + 32.3944553676" office:value-type="float" office:value="87.4653567166" calcext:value-type="float">
            <text:p>87.4653567166</text:p>
          </table:table-cell>
          <table:table-cell/>
        </table:table-row>
        <table:table-row table:style-name="ro1">
          <table:table-cell office:value-type="string" calcext:value-type="string">
            <text:p>2015-04-27</text:p>
          </table:table-cell>
          <table:table-cell office:value-type="float" office:value="78.989998" calcext:value-type="float">
            <text:p>78.989998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-0.0000545252*[.D104]^2 + 0.5609597066*[.D104] + 31.6433162106" office:value-type="float" office:value="88.293926103" calcext:value-type="float">
            <text:p>88.29392610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0.545256449*[.G104] + 32.3944553676" office:value-type="float" office:value="88.0106131656" calcext:value-type="float">
            <text:p>88.0106131656</text:p>
          </table:table-cell>
          <table:table-cell/>
        </table:table-row>
        <table:table-row table:style-name="ro1">
          <table:table-cell office:value-type="string" calcext:value-type="string">
            <text:p>2015-05-04</text:p>
          </table:table-cell>
          <table:table-cell office:value-type="float" office:value="78.510002" calcext:value-type="float">
            <text:p>78.510002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-0.0000545252*[.D105]^2 + 0.5609597066*[.D105] + 31.6433162106" office:value-type="float" office:value="88.8437081436" calcext:value-type="float">
            <text:p>88.8437081436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0.545256449*[.G105] + 32.3944553676" office:value-type="float" office:value="88.5558696146" calcext:value-type="float">
            <text:p>88.5558696146</text:p>
          </table:table-cell>
          <table:table-cell/>
        </table:table-row>
        <table:table-row table:style-name="ro1">
          <table:table-cell office:value-type="string" calcext:value-type="string">
            <text:p>2015-05-11</text:p>
          </table:table-cell>
          <table:table-cell office:value-type="float" office:value="80.419998" calcext:value-type="float">
            <text:p>80.419998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-0.0000545252*[.D106]^2 + 0.5609597066*[.D106] + 31.6433162106" office:value-type="float" office:value="89.3933811338" calcext:value-type="float">
            <text:p>89.3933811338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0.545256449*[.G106] + 32.3944553676" office:value-type="float" office:value="89.1011260636" calcext:value-type="float">
            <text:p>89.1011260636</text:p>
          </table:table-cell>
          <table:table-cell/>
        </table:table-row>
        <table:table-row table:style-name="ro1">
          <table:table-cell office:value-type="string" calcext:value-type="string">
            <text:p>2015-05-18</text:p>
          </table:table-cell>
          <table:table-cell office:value-type="float" office:value="80.540001" calcext:value-type="float">
            <text:p>80.540001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-0.0000545252*[.D107]^2 + 0.5609597066*[.D107] + 31.6433162106" office:value-type="float" office:value="89.9429450736" calcext:value-type="float">
            <text:p>89.942945073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0.545256449*[.G107] + 32.3944553676" office:value-type="float" office:value="89.6463825126" calcext:value-type="float">
            <text:p>89.6463825126</text:p>
          </table:table-cell>
          <table:table-cell/>
        </table:table-row>
        <table:table-row table:style-name="ro1">
          <table:table-cell office:value-type="string" calcext:value-type="string">
            <text:p>2015-05-25</text:p>
          </table:table-cell>
          <table:table-cell office:value-type="float" office:value="79.190002" calcext:value-type="float">
            <text:p>79.190002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-0.0000545252*[.D108]^2 + 0.5609597066*[.D108] + 31.6433162106" office:value-type="float" office:value="90.492399963" calcext:value-type="float">
            <text:p>90.492399963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0.545256449*[.G108] + 32.3944553676" office:value-type="float" office:value="90.1916389616" calcext:value-type="float">
            <text:p>90.1916389616</text:p>
          </table:table-cell>
          <table:table-cell/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82.139999" calcext:value-type="float">
            <text:p>82.139999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-0.0000545252*[.D109]^2 + 0.5609597066*[.D109] + 31.6433162106" office:value-type="float" office:value="91.041745802" calcext:value-type="float">
            <text:p>91.04174580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0.545256449*[.G109] + 32.3944553676" office:value-type="float" office:value="90.7368954106" calcext:value-type="float">
            <text:p>90.7368954106</text:p>
          </table:table-cell>
          <table:table-cell/>
        </table:table-row>
        <table:table-row table:style-name="ro1">
          <table:table-cell office:value-type="string" calcext:value-type="string">
            <text:p>2015-06-08</text:p>
          </table:table-cell>
          <table:table-cell office:value-type="float" office:value="81.529999" calcext:value-type="float">
            <text:p>81.529999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-0.0000545252*[.D110]^2 + 0.5609597066*[.D110] + 31.6433162106" office:value-type="float" office:value="91.5909825906" calcext:value-type="float">
            <text:p>91.5909825906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0.545256449*[.G110] + 32.3944553676" office:value-type="float" office:value="91.2821518596" calcext:value-type="float">
            <text:p>91.2821518596</text:p>
          </table:table-cell>
          <table:table-cell/>
        </table:table-row>
        <table:table-row table:style-name="ro1">
          <table:table-cell office:value-type="string" calcext:value-type="string">
            <text:p>2015-06-15</text:p>
          </table:table-cell>
          <table:table-cell office:value-type="float" office:value="82.510002" calcext:value-type="float">
            <text:p>82.510002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-0.0000545252*[.D111]^2 + 0.5609597066*[.D111] + 31.6433162106" office:value-type="float" office:value="92.1401103288" calcext:value-type="float">
            <text:p>92.1401103288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0.545256449*[.G111] + 32.3944553676" office:value-type="float" office:value="91.8274083086" calcext:value-type="float">
            <text:p>91.8274083086</text:p>
          </table:table-cell>
          <table:table-cell/>
        </table:table-row>
        <table:table-row table:style-name="ro1">
          <table:table-cell office:value-type="string" calcext:value-type="string">
            <text:p>2015-06-22</text:p>
          </table:table-cell>
          <table:table-cell office:value-type="float" office:value="88.010002" calcext:value-type="float">
            <text:p>88.01000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-0.0000545252*[.D112]^2 + 0.5609597066*[.D112] + 31.6433162106" office:value-type="float" office:value="92.6891290166" calcext:value-type="float">
            <text:p>92.6891290166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0.545256449*[.G112] + 32.3944553676" office:value-type="float" office:value="92.3726647576" calcext:value-type="float">
            <text:p>92.3726647576</text:p>
          </table:table-cell>
          <table:table-cell/>
        </table:table-row>
        <table:table-row table:style-name="ro1">
          <table:table-cell office:value-type="string" calcext:value-type="string">
            <text:p>2015-06-29</text:p>
          </table:table-cell>
          <table:table-cell office:value-type="float" office:value="87.290001" calcext:value-type="float">
            <text:p>87.29000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-0.0000545252*[.D113]^2 + 0.5609597066*[.D113] + 31.6433162106" office:value-type="float" office:value="93.238038654" calcext:value-type="float">
            <text:p>93.238038654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0.545256449*[.G113] + 32.3944553676" office:value-type="float" office:value="92.9179212066" calcext:value-type="float">
            <text:p>92.9179212066</text:p>
          </table:table-cell>
          <table:table-cell/>
        </table:table-row>
        <table:table-row table:style-name="ro1">
          <table:table-cell office:value-type="string" calcext:value-type="string">
            <text:p>2015-07-06</text:p>
          </table:table-cell>
          <table:table-cell office:value-type="float" office:value="87.949997" calcext:value-type="float">
            <text:p>87.94999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-0.0000545252*[.D114]^2 + 0.5609597066*[.D114] + 31.6433162106" office:value-type="float" office:value="93.786839241" calcext:value-type="float">
            <text:p>93.78683924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0.545256449*[.G114] + 32.3944553676" office:value-type="float" office:value="93.4631776556" calcext:value-type="float">
            <text:p>93.4631776556</text:p>
          </table:table-cell>
          <table:table-cell/>
        </table:table-row>
        <table:table-row table:style-name="ro1">
          <table:table-cell office:value-type="string" calcext:value-type="string">
            <text:p>2015-07-13</text:p>
          </table:table-cell>
          <table:table-cell office:value-type="float" office:value="94.970001" calcext:value-type="float">
            <text:p>94.97000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-0.0000545252*[.D115]^2 + 0.5609597066*[.D115] + 31.6433162106" office:value-type="float" office:value="94.3355307776" calcext:value-type="float">
            <text:p>94.335530777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0.545256449*[.G115] + 32.3944553676" office:value-type="float" office:value="94.0084341046" calcext:value-type="float">
            <text:p>94.0084341046</text:p>
          </table:table-cell>
          <table:table-cell/>
        </table:table-row>
        <table:table-row table:style-name="ro1">
          <table:table-cell office:value-type="string" calcext:value-type="string">
            <text:p>2015-07-20</text:p>
          </table:table-cell>
          <table:table-cell office:value-type="float" office:value="96.949997" calcext:value-type="float">
            <text:p>96.949997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-0.0000545252*[.D116]^2 + 0.5609597066*[.D116] + 31.6433162106" office:value-type="float" office:value="94.8841132638" calcext:value-type="float">
            <text:p>94.8841132638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0.545256449*[.G116] + 32.3944553676" office:value-type="float" office:value="94.5536905536" calcext:value-type="float">
            <text:p>94.5536905536</text:p>
          </table:table-cell>
          <table:table-cell/>
        </table:table-row>
        <table:table-row table:style-name="ro1">
          <table:table-cell office:value-type="string" calcext:value-type="string">
            <text:p>2015-07-27</text:p>
          </table:table-cell>
          <table:table-cell office:value-type="float" office:value="94.010002" calcext:value-type="float">
            <text:p>94.010002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-0.0000545252*[.D117]^2 + 0.5609597066*[.D117] + 31.6433162106" office:value-type="float" office:value="95.4325866996" calcext:value-type="float">
            <text:p>95.4325866996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0.545256449*[.G117] + 32.3944553676" office:value-type="float" office:value="95.0989470026" calcext:value-type="float">
            <text:p>95.0989470026</text:p>
          </table:table-cell>
          <table:table-cell/>
        </table:table-row>
        <table:table-row table:style-name="ro1">
          <table:table-cell office:value-type="string" calcext:value-type="string">
            <text:p>2015-08-03</text:p>
          </table:table-cell>
          <table:table-cell office:value-type="float" office:value="94.300003" calcext:value-type="float">
            <text:p>94.300003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-0.0000545252*[.D118]^2 + 0.5609597066*[.D118] + 31.6433162106" office:value-type="float" office:value="95.980951085" calcext:value-type="float">
            <text:p>95.98095108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0.545256449*[.G118] + 32.3944553676" office:value-type="float" office:value="95.6442034516" calcext:value-type="float">
            <text:p>95.6442034516</text:p>
          </table:table-cell>
          <table:table-cell/>
        </table:table-row>
        <table:table-row table:style-name="ro1">
          <table:table-cell office:value-type="string" calcext:value-type="string">
            <text:p>2015-08-10</text:p>
          </table:table-cell>
          <table:table-cell office:value-type="float" office:value="94.419998" calcext:value-type="float">
            <text:p>94.41999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-0.0000545252*[.D119]^2 + 0.5609597066*[.D119] + 31.6433162106" office:value-type="float" office:value="96.52920642" calcext:value-type="float">
            <text:p>96.5292064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0.545256449*[.G119] + 32.3944553676" office:value-type="float" office:value="96.1894599006" calcext:value-type="float">
            <text:p>96.1894599006</text:p>
          </table:table-cell>
          <table:table-cell/>
        </table:table-row>
        <table:table-row table:style-name="ro1">
          <table:table-cell office:value-type="string" calcext:value-type="string">
            <text:p>2015-08-17</text:p>
          </table:table-cell>
          <table:table-cell office:value-type="float" office:value="86.059998" calcext:value-type="float">
            <text:p>86.05999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-0.0000545252*[.D120]^2 + 0.5609597066*[.D120] + 31.6433162106" office:value-type="float" office:value="97.0773527046" calcext:value-type="float">
            <text:p>97.0773527046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0.545256449*[.G120] + 32.3944553676" office:value-type="float" office:value="96.7347163496" calcext:value-type="float">
            <text:p>96.7347163496</text:p>
          </table:table-cell>
          <table:table-cell/>
        </table:table-row>
        <table:table-row table:style-name="ro1">
          <table:table-cell office:value-type="string" calcext:value-type="string">
            <text:p>2015-08-24</text:p>
          </table:table-cell>
          <table:table-cell office:value-type="float" office:value="91.010002" calcext:value-type="float">
            <text:p>91.010002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-0.0000545252*[.D121]^2 + 0.5609597066*[.D121] + 31.6433162106" office:value-type="float" office:value="97.6253899388" calcext:value-type="float">
            <text:p>97.6253899388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0.545256449*[.G121] + 32.3944553676" office:value-type="float" office:value="97.2799727986" calcext:value-type="float">
            <text:p>97.2799727986</text:p>
          </table:table-cell>
          <table:table-cell/>
        </table:table-row>
        <table:table-row table:style-name="ro1">
          <table:table-cell office:value-type="string" calcext:value-type="string">
            <text:p>2015-08-31</text:p>
          </table:table-cell>
          <table:table-cell office:value-type="float" office:value="88.260002" calcext:value-type="float">
            <text:p>88.26000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-0.0000545252*[.D122]^2 + 0.5609597066*[.D122] + 31.6433162106" office:value-type="float" office:value="98.1733181226" calcext:value-type="float">
            <text:p>98.173318122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0.545256449*[.G122] + 32.3944553676" office:value-type="float" office:value="97.8252292476" calcext:value-type="float">
            <text:p>97.8252292476</text:p>
          </table:table-cell>
          <table:table-cell/>
        </table:table-row>
        <table:table-row table:style-name="ro1">
          <table:table-cell office:value-type="string" calcext:value-type="string">
            <text:p>2015-09-07</text:p>
          </table:table-cell>
          <table:table-cell office:value-type="float" office:value="92.050003" calcext:value-type="float">
            <text:p>92.050003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-0.0000545252*[.D123]^2 + 0.5609597066*[.D123] + 31.6433162106" office:value-type="float" office:value="98.721137256" calcext:value-type="float">
            <text:p>98.72113725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0.545256449*[.G123] + 32.3944553676" office:value-type="float" office:value="98.3704856966" calcext:value-type="float">
            <text:p>98.3704856966</text:p>
          </table:table-cell>
          <table:table-cell/>
        </table:table-row>
        <table:table-row table:style-name="ro1">
          <table:table-cell office:value-type="string" calcext:value-type="string">
            <text:p>2015-09-14</text:p>
          </table:table-cell>
          <table:table-cell office:value-type="float" office:value="94.400002" calcext:value-type="float">
            <text:p>94.40000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-0.0000545252*[.D124]^2 + 0.5609597066*[.D124] + 31.6433162106" office:value-type="float" office:value="99.268847339" calcext:value-type="float">
            <text:p>99.26884733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0.545256449*[.G124] + 32.3944553676" office:value-type="float" office:value="98.9157421456" calcext:value-type="float">
            <text:p>98.9157421456</text:p>
          </table:table-cell>
          <table:table-cell/>
        </table:table-row>
        <table:table-row table:style-name="ro1">
          <table:table-cell office:value-type="string" calcext:value-type="string">
            <text:p>2015-09-21</text:p>
          </table:table-cell>
          <table:table-cell office:value-type="float" office:value="92.769997" calcext:value-type="float">
            <text:p>92.76999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-0.0000545252*[.D125]^2 + 0.5609597066*[.D125] + 31.6433162106" office:value-type="float" office:value="99.8164483716" calcext:value-type="float">
            <text:p>99.8164483716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0.545256449*[.G125] + 32.3944553676" office:value-type="float" office:value="99.4609985946" calcext:value-type="float">
            <text:p>99.4609985946</text:p>
          </table:table-cell>
          <table:table-cell/>
        </table:table-row>
        <table:table-row table:style-name="ro1">
          <table:table-cell office:value-type="string" calcext:value-type="string">
            <text:p>2015-09-28</text:p>
          </table:table-cell>
          <table:table-cell office:value-type="float" office:value="92.07" calcext:value-type="float">
            <text:p>92.07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-0.0000545252*[.D126]^2 + 0.5609597066*[.D126] + 31.6433162106" office:value-type="float" office:value="100.3639403538" calcext:value-type="float">
            <text:p>100.3639403538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0.545256449*[.G126] + 32.3944553676" office:value-type="float" office:value="100.0062550436" calcext:value-type="float">
            <text:p>100.0062550436</text:p>
          </table:table-cell>
          <table:table-cell/>
        </table:table-row>
        <table:table-row table:style-name="ro1">
          <table:table-cell office:value-type="string" calcext:value-type="string">
            <text:p>2015-10-05</text:p>
          </table:table-cell>
          <table:table-cell office:value-type="float" office:value="93.239998" calcext:value-type="float">
            <text:p>93.23999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-0.0000545252*[.D127]^2 + 0.5609597066*[.D127] + 31.6433162106" office:value-type="float" office:value="100.9113232856" calcext:value-type="float">
            <text:p>100.9113232856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0.545256449*[.G127] + 32.3944553676" office:value-type="float" office:value="100.5515114926" calcext:value-type="float">
            <text:p>100.5515114926</text:p>
          </table:table-cell>
          <table:table-cell/>
        </table:table-row>
        <table:table-row table:style-name="ro1">
          <table:table-cell office:value-type="string" calcext:value-type="string">
            <text:p>2015-10-12</text:p>
          </table:table-cell>
          <table:table-cell office:value-type="float" office:value="97.540001" calcext:value-type="float">
            <text:p>97.54000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-0.0000545252*[.D128]^2 + 0.5609597066*[.D128] + 31.6433162106" office:value-type="float" office:value="101.458597167" calcext:value-type="float">
            <text:p>101.458597167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0.545256449*[.G128] + 32.3944553676" office:value-type="float" office:value="101.0967679416" calcext:value-type="float">
            <text:p>101.0967679416</text:p>
          </table:table-cell>
          <table:table-cell/>
        </table:table-row>
        <table:table-row table:style-name="ro1">
          <table:table-cell office:value-type="string" calcext:value-type="string">
            <text:p>2015-10-19</text:p>
          </table:table-cell>
          <table:table-cell office:value-type="float" office:value="102.190002" calcext:value-type="float">
            <text:p>102.19000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-0.0000545252*[.D129]^2 + 0.5609597066*[.D129] + 31.6433162106" office:value-type="float" office:value="102.005761998" calcext:value-type="float">
            <text:p>102.005761998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0.545256449*[.G129] + 32.3944553676" office:value-type="float" office:value="101.6420243906" calcext:value-type="float">
            <text:p>101.6420243906</text:p>
          </table:table-cell>
          <table:table-cell/>
        </table:table-row>
        <table:table-row table:style-name="ro1">
          <table:table-cell office:value-type="string" calcext:value-type="string">
            <text:p>2015-10-26</text:p>
          </table:table-cell>
          <table:table-cell office:value-type="float" office:value="101.970001" calcext:value-type="float">
            <text:p>101.97000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-0.0000545252*[.D130]^2 + 0.5609597066*[.D130] + 31.6433162106" office:value-type="float" office:value="102.5528177786" calcext:value-type="float">
            <text:p>102.552817778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0.545256449*[.G130] + 32.3944553676" office:value-type="float" office:value="102.1872808396" calcext:value-type="float">
            <text:p>102.1872808396</text:p>
          </table:table-cell>
          <table:table-cell/>
        </table:table-row>
        <table:table-row table:style-name="ro1">
          <table:table-cell office:value-type="string" calcext:value-type="string">
            <text:p>2015-11-02</text:p>
          </table:table-cell>
          <table:table-cell office:value-type="float" office:value="107.099998" calcext:value-type="float">
            <text:p>107.099998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-0.0000545252*[.D131]^2 + 0.5609597066*[.D131] + 31.6433162106" office:value-type="float" office:value="103.0997645088" calcext:value-type="float">
            <text:p>103.0997645088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0.545256449*[.G131] + 32.3944553676" office:value-type="float" office:value="102.7325372886" calcext:value-type="float">
            <text:p>102.7325372886</text:p>
          </table:table-cell>
          <table:table-cell/>
        </table:table-row>
        <table:table-row table:style-name="ro1">
          <table:table-cell office:value-type="string" calcext:value-type="string">
            <text:p>2015-11-09</text:p>
          </table:table-cell>
          <table:table-cell office:value-type="float" office:value="103.949997" calcext:value-type="float">
            <text:p>103.949997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-0.0000545252*[.D132]^2 + 0.5609597066*[.D132] + 31.6433162106" office:value-type="float" office:value="103.6466021886" calcext:value-type="float">
            <text:p>103.646602188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0.545256449*[.G132] + 32.3944553676" office:value-type="float" office:value="103.2777937376" calcext:value-type="float">
            <text:p>103.2777937376</text:p>
          </table:table-cell>
          <table:table-cell/>
        </table:table-row>
        <table:table-row table:style-name="ro1">
          <table:table-cell office:value-type="string" calcext:value-type="string">
            <text:p>2015-11-16</text:p>
          </table:table-cell>
          <table:table-cell office:value-type="float" office:value="107.32" calcext:value-type="float">
            <text:p>107.32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-0.0000545252*[.D133]^2 + 0.5609597066*[.D133] + 31.6433162106" office:value-type="float" office:value="104.193330818" calcext:value-type="float">
            <text:p>104.193330818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0.545256449*[.G133] + 32.3944553676" office:value-type="float" office:value="103.8230501866" calcext:value-type="float">
            <text:p>103.8230501866</text:p>
          </table:table-cell>
          <table:table-cell/>
        </table:table-row>
        <table:table-row table:style-name="ro1">
          <table:table-cell office:value-type="string" calcext:value-type="string">
            <text:p>2015-11-23</text:p>
          </table:table-cell>
          <table:table-cell office:value-type="float" office:value="105.449997" calcext:value-type="float">
            <text:p>105.449997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-0.0000545252*[.D134]^2 + 0.5609597066*[.D134] + 31.6433162106" office:value-type="float" office:value="104.739950397" calcext:value-type="float">
            <text:p>104.739950397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0.545256449*[.G134] + 32.3944553676" office:value-type="float" office:value="104.3683066356" calcext:value-type="float">
            <text:p>104.3683066356</text:p>
          </table:table-cell>
          <table:table-cell/>
        </table:table-row>
        <table:table-row table:style-name="ro1">
          <table:table-cell office:value-type="string" calcext:value-type="string">
            <text:p>2015-11-30</text:p>
          </table:table-cell>
          <table:table-cell office:value-type="float" office:value="106.18" calcext:value-type="float">
            <text:p>106.18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-0.0000545252*[.D135]^2 + 0.5609597066*[.D135] + 31.6433162106" office:value-type="float" office:value="105.2864609256" calcext:value-type="float">
            <text:p>105.2864609256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0.545256449*[.G135] + 32.3944553676" office:value-type="float" office:value="104.9135630846" calcext:value-type="float">
            <text:p>104.9135630846</text:p>
          </table:table-cell>
          <table:table-cell/>
        </table:table-row>
        <table:table-row table:style-name="ro1">
          <table:table-cell office:value-type="string" calcext:value-type="string">
            <text:p>2015-12-07</text:p>
          </table:table-cell>
          <table:table-cell office:value-type="float" office:value="102.120003" calcext:value-type="float">
            <text:p>102.120003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-0.0000545252*[.D136]^2 + 0.5609597066*[.D136] + 31.6433162106" office:value-type="float" office:value="105.8328624038" calcext:value-type="float">
            <text:p>105.8328624038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0.545256449*[.G136] + 32.3944553676" office:value-type="float" office:value="105.4588195336" calcext:value-type="float">
            <text:p>105.4588195336</text:p>
          </table:table-cell>
          <table:table-cell/>
        </table:table-row>
        <table:table-row table:style-name="ro1">
          <table:table-cell office:value-type="string" calcext:value-type="string">
            <text:p>2015-12-14</text:p>
          </table:table-cell>
          <table:table-cell office:value-type="float" office:value="104.040001" calcext:value-type="float">
            <text:p>104.04000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-0.0000545252*[.D137]^2 + 0.5609597066*[.D137] + 31.6433162106" office:value-type="float" office:value="106.3791548316" calcext:value-type="float">
            <text:p>106.3791548316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0.545256449*[.G137] + 32.3944553676" office:value-type="float" office:value="106.0040759826" calcext:value-type="float">
            <text:p>106.0040759826</text:p>
          </table:table-cell>
          <table:table-cell/>
        </table:table-row>
        <table:table-row table:style-name="ro1">
          <table:table-cell office:value-type="string" calcext:value-type="string">
            <text:p>2015-12-21</text:p>
          </table:table-cell>
          <table:table-cell office:value-type="float" office:value="105.019997" calcext:value-type="float">
            <text:p>105.01999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-0.0000545252*[.D138]^2 + 0.5609597066*[.D138] + 31.6433162106" office:value-type="float" office:value="106.925338209" calcext:value-type="float">
            <text:p>106.925338209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0.545256449*[.G138] + 32.3944553676" office:value-type="float" office:value="106.5493324316" calcext:value-type="float">
            <text:p>106.5493324316</text:p>
          </table:table-cell>
          <table:table-cell/>
        </table:table-row>
        <table:table-row table:style-name="ro1">
          <table:table-cell office:value-type="string" calcext:value-type="string">
            <text:p>2015-12-28</text:p>
          </table:table-cell>
          <table:table-cell office:value-type="float" office:value="104.660004" calcext:value-type="float">
            <text:p>104.660004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-0.0000545252*[.D139]^2 + 0.5609597066*[.D139] + 31.6433162106" office:value-type="float" office:value="107.471412536" calcext:value-type="float">
            <text:p>107.471412536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0.545256449*[.G139] + 32.3944553676" office:value-type="float" office:value="107.0945888806" calcext:value-type="float">
            <text:p>107.0945888806</text:p>
          </table:table-cell>
          <table:table-cell/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97.330002" calcext:value-type="float">
            <text:p>97.33000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-0.0000545252*[.D140]^2 + 0.5609597066*[.D140] + 31.6433162106" office:value-type="float" office:value="108.0173778126" calcext:value-type="float">
            <text:p>108.0173778126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0.545256449*[.G140] + 32.3944553676" office:value-type="float" office:value="107.6398453296" calcext:value-type="float">
            <text:p>107.6398453296</text:p>
          </table:table-cell>
          <table:table-cell/>
        </table:table-row>
        <table:table-row table:style-name="ro1">
          <table:table-cell office:value-type="string" calcext:value-type="string">
            <text:p>2016-01-11</text:p>
          </table:table-cell>
          <table:table-cell office:value-type="float" office:value="94.970001" calcext:value-type="float">
            <text:p>94.970001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-0.0000545252*[.D141]^2 + 0.5609597066*[.D141] + 31.6433162106" office:value-type="float" office:value="108.5632340388" calcext:value-type="float">
            <text:p>108.5632340388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0.545256449*[.G141] + 32.3944553676" office:value-type="float" office:value="108.1851017786" calcext:value-type="float">
            <text:p>108.1851017786</text:p>
          </table:table-cell>
          <table:table-cell/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97.940002" calcext:value-type="float">
            <text:p>97.94000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-0.0000545252*[.D142]^2 + 0.5609597066*[.D142] + 31.6433162106" office:value-type="float" office:value="109.1089812146" calcext:value-type="float">
            <text:p>109.1089812146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0.545256449*[.G142] + 32.3944553676" office:value-type="float" office:value="108.7303582276" calcext:value-type="float">
            <text:p>108.7303582276</text:p>
          </table:table-cell>
          <table:table-cell/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112.209999" calcext:value-type="float">
            <text:p>112.209999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-0.0000545252*[.D143]^2 + 0.5609597066*[.D143] + 31.6433162106" office:value-type="float" office:value="109.65461934" calcext:value-type="float">
            <text:p>109.65461934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0.545256449*[.G143] + 32.3944553676" office:value-type="float" office:value="109.2756146766" calcext:value-type="float">
            <text:p>109.2756146766</text:p>
          </table:table-cell>
          <table:table-cell/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104.07" calcext:value-type="float">
            <text:p>104.07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-0.0000545252*[.D144]^2 + 0.5609597066*[.D144] + 31.6433162106" office:value-type="float" office:value="110.200148415" calcext:value-type="float">
            <text:p>110.200148415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0.545256449*[.G144] + 32.3944553676" office:value-type="float" office:value="109.8208711256" calcext:value-type="float">
            <text:p>109.8208711256</text:p>
          </table:table-cell>
          <table:table-cell/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102.010002" calcext:value-type="float">
            <text:p>102.010002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-0.0000545252*[.D145]^2 + 0.5609597066*[.D145] + 31.6433162106" office:value-type="float" office:value="110.7455684396" calcext:value-type="float">
            <text:p>110.745568439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0.545256449*[.G145] + 32.3944553676" office:value-type="float" office:value="110.3661275746" calcext:value-type="float">
            <text:p>110.3661275746</text:p>
          </table:table-cell>
          <table:table-cell/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104.57" calcext:value-type="float">
            <text:p>104.57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-0.0000545252*[.D146]^2 + 0.5609597066*[.D146] + 31.6433162106" office:value-type="float" office:value="111.2908794138" calcext:value-type="float">
            <text:p>111.2908794138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0.545256449*[.G146] + 32.3944553676" office:value-type="float" office:value="110.9113840236" calcext:value-type="float">
            <text:p>110.9113840236</text:p>
          </table:table-cell>
          <table:table-cell/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107.919998" calcext:value-type="float">
            <text:p>107.919998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-0.0000545252*[.D147]^2 + 0.5609597066*[.D147] + 31.6433162106" office:value-type="float" office:value="111.8360813376" calcext:value-type="float">
            <text:p>111.836081337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0.545256449*[.G147] + 32.3944553676" office:value-type="float" office:value="111.4566404726" calcext:value-type="float">
            <text:p>111.4566404726</text:p>
          </table:table-cell>
          <table:table-cell/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108.389999" calcext:value-type="float">
            <text:p>108.389999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-0.0000545252*[.D148]^2 + 0.5609597066*[.D148] + 31.6433162106" office:value-type="float" office:value="112.381174211" calcext:value-type="float">
            <text:p>112.381174211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0.545256449*[.G148] + 32.3944553676" office:value-type="float" office:value="112.0018969216" calcext:value-type="float">
            <text:p>112.0018969216</text:p>
          </table:table-cell>
          <table:table-cell/>
        </table:table-row>
        <table:table-row table:style-name="ro1">
          <table:table-cell office:value-type="string" calcext:value-type="string">
            <text:p>2016-03-07</text:p>
          </table:table-cell>
          <table:table-cell office:value-type="float" office:value="109.410004" calcext:value-type="float">
            <text:p>109.410004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-0.0000545252*[.D149]^2 + 0.5609597066*[.D149] + 31.6433162106" office:value-type="float" office:value="112.926158034" calcext:value-type="float">
            <text:p>112.926158034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0.545256449*[.G149] + 32.3944553676" office:value-type="float" office:value="112.5471533706" calcext:value-type="float">
            <text:p>112.5471533706</text:p>
          </table:table-cell>
          <table:table-cell/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111.449997" calcext:value-type="float">
            <text:p>111.449997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-0.0000545252*[.D150]^2 + 0.5609597066*[.D150] + 31.6433162106" office:value-type="float" office:value="113.4710328066" calcext:value-type="float">
            <text:p>113.4710328066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0.545256449*[.G150] + 32.3944553676" office:value-type="float" office:value="113.0924098196" calcext:value-type="float">
            <text:p>113.0924098196</text:p>
          </table:table-cell>
          <table:table-cell/>
        </table:table-row>
        <table:table-row table:style-name="ro1">
          <table:table-cell office:value-type="string" calcext:value-type="string">
            <text:p>2016-03-21</text:p>
          </table:table-cell>
          <table:table-cell office:value-type="float" office:value="113.050003" calcext:value-type="float">
            <text:p>113.05000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-0.0000545252*[.D151]^2 + 0.5609597066*[.D151] + 31.6433162106" office:value-type="float" office:value="114.0157985288" calcext:value-type="float">
            <text:p>114.0157985288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0.545256449*[.G151] + 32.3944553676" office:value-type="float" office:value="113.6376662686" calcext:value-type="float">
            <text:p>113.6376662686</text:p>
          </table:table-cell>
          <table:table-cell/>
        </table:table-row>
        <table:table-row table:style-name="ro1">
          <table:table-cell office:value-type="string" calcext:value-type="string">
            <text:p>2016-03-28</text:p>
          </table:table-cell>
          <table:table-cell office:value-type="float" office:value="116.059998" calcext:value-type="float">
            <text:p>116.05999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-0.0000545252*[.D152]^2 + 0.5609597066*[.D152] + 31.6433162106" office:value-type="float" office:value="114.5604552006" calcext:value-type="float">
            <text:p>114.5604552006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0.545256449*[.G152] + 32.3944553676" office:value-type="float" office:value="114.1829227176" calcext:value-type="float">
            <text:p>114.1829227176</text:p>
          </table:table-cell>
          <table:table-cell/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110.629997" calcext:value-type="float">
            <text:p>110.629997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-0.0000545252*[.D153]^2 + 0.5609597066*[.D153] + 31.6433162106" office:value-type="float" office:value="115.105002822" calcext:value-type="float">
            <text:p>115.10500282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0.545256449*[.G153] + 32.3944553676" office:value-type="float" office:value="114.7281791666" calcext:value-type="float">
            <text:p>114.7281791666</text:p>
          </table:table-cell>
          <table:table-cell/>
        </table:table-row>
        <table:table-row table:style-name="ro1">
          <table:table-cell office:value-type="string" calcext:value-type="string">
            <text:p>2016-04-11</text:p>
          </table:table-cell>
          <table:table-cell office:value-type="float" office:value="109.639999" calcext:value-type="float">
            <text:p>109.63999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-0.0000545252*[.D154]^2 + 0.5609597066*[.D154] + 31.6433162106" office:value-type="float" office:value="115.649441393" calcext:value-type="float">
            <text:p>115.649441393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0.545256449*[.G154] + 32.3944553676" office:value-type="float" office:value="115.2734356156" calcext:value-type="float">
            <text:p>115.2734356156</text:p>
          </table:table-cell>
          <table:table-cell/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110.559998" calcext:value-type="float">
            <text:p>110.55999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-0.0000545252*[.D155]^2 + 0.5609597066*[.D155] + 31.6433162106" office:value-type="float" office:value="116.1937709136" calcext:value-type="float">
            <text:p>116.1937709136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0.545256449*[.G155] + 32.3944553676" office:value-type="float" office:value="115.8186920646" calcext:value-type="float">
            <text:p>115.8186920646</text:p>
          </table:table-cell>
          <table:table-cell/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117.580002" calcext:value-type="float">
            <text:p>117.580002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-0.0000545252*[.D156]^2 + 0.5609597066*[.D156] + 31.6433162106" office:value-type="float" office:value="116.7379913838" calcext:value-type="float">
            <text:p>116.7379913838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0.545256449*[.G156] + 32.3944553676" office:value-type="float" office:value="116.3639485136" calcext:value-type="float">
            <text:p>116.3639485136</text:p>
          </table:table-cell>
          <table:table-cell/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119.489998" calcext:value-type="float">
            <text:p>119.489998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-0.0000545252*[.D157]^2 + 0.5609597066*[.D157] + 31.6433162106" office:value-type="float" office:value="117.2821028036" calcext:value-type="float">
            <text:p>117.2821028036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0.545256449*[.G157] + 32.3944553676" office:value-type="float" office:value="116.9092049626" calcext:value-type="float">
            <text:p>116.9092049626</text:p>
          </table:table-cell>
          <table:table-cell/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119.809998" calcext:value-type="float">
            <text:p>119.809998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-0.0000545252*[.D158]^2 + 0.5609597066*[.D158] + 31.6433162106" office:value-type="float" office:value="117.826105173" calcext:value-type="float">
            <text:p>117.826105173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0.545256449*[.G158] + 32.3944553676" office:value-type="float" office:value="117.4544614116" calcext:value-type="float">
            <text:p>117.4544614116</text:p>
          </table:table-cell>
          <table:table-cell/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117.349998" calcext:value-type="float">
            <text:p>117.349998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-0.0000545252*[.D159]^2 + 0.5609597066*[.D159] + 31.6433162106" office:value-type="float" office:value="118.369998492" calcext:value-type="float">
            <text:p>118.369998492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0.545256449*[.G159] + 32.3944553676" office:value-type="float" office:value="117.9997178606" calcext:value-type="float">
            <text:p>117.9997178606</text:p>
          </table:table-cell>
          <table:table-cell/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119.379997" calcext:value-type="float">
            <text:p>119.379997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-0.0000545252*[.D160]^2 + 0.5609597066*[.D160] + 31.6433162106" office:value-type="float" office:value="118.9137827606" calcext:value-type="float">
            <text:p>118.913782760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0.545256449*[.G160] + 32.3944553676" office:value-type="float" office:value="118.5449743096" calcext:value-type="float">
            <text:p>118.5449743096</text:p>
          </table:table-cell>
          <table:table-cell/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118.470001" calcext:value-type="float">
            <text:p>118.470001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-0.0000545252*[.D161]^2 + 0.5609597066*[.D161] + 31.6433162106" office:value-type="float" office:value="119.4574579788" calcext:value-type="float">
            <text:p>119.4574579788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0.545256449*[.G161] + 32.3944553676" office:value-type="float" office:value="119.0902307586" calcext:value-type="float">
            <text:p>119.0902307586</text:p>
          </table:table-cell>
          <table:table-cell/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116.620003" calcext:value-type="float">
            <text:p>116.620003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-0.0000545252*[.D162]^2 + 0.5609597066*[.D162] + 31.6433162106" office:value-type="float" office:value="120.0010241466" calcext:value-type="float">
            <text:p>120.0010241466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0.545256449*[.G162] + 32.3944553676" office:value-type="float" office:value="119.6354872076" calcext:value-type="float">
            <text:p>119.6354872076</text:p>
          </table:table-cell>
          <table:table-cell/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113.019997" calcext:value-type="float">
            <text:p>113.019997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-0.0000545252*[.D163]^2 + 0.5609597066*[.D163] + 31.6433162106" office:value-type="float" office:value="120.544481264" calcext:value-type="float">
            <text:p>120.544481264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0.545256449*[.G163] + 32.3944553676" office:value-type="float" office:value="120.1807436566" calcext:value-type="float">
            <text:p>120.1807436566</text:p>
          </table:table-cell>
          <table:table-cell/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112.080002" calcext:value-type="float">
            <text:p>112.080002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-0.0000545252*[.D164]^2 + 0.5609597066*[.D164] + 31.6433162106" office:value-type="float" office:value="121.087829331" calcext:value-type="float">
            <text:p>121.087829331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0.545256449*[.G164] + 32.3944553676" office:value-type="float" office:value="120.7260001056" calcext:value-type="float">
            <text:p>120.7260001056</text:p>
          </table:table-cell>
          <table:table-cell/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114.190002" calcext:value-type="float">
            <text:p>114.190002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-0.0000545252*[.D165]^2 + 0.5609597066*[.D165] + 31.6433162106" office:value-type="float" office:value="121.6310683476" calcext:value-type="float">
            <text:p>121.6310683476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0.545256449*[.G165] + 32.3944553676" office:value-type="float" office:value="121.2712565546" calcext:value-type="float">
            <text:p>121.2712565546</text:p>
          </table:table-cell>
          <table:table-cell/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117.239998" calcext:value-type="float">
            <text:p>117.239998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-0.0000545252*[.D166]^2 + 0.5609597066*[.D166] + 31.6433162106" office:value-type="float" office:value="122.1741983138" calcext:value-type="float">
            <text:p>122.1741983138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0.545256449*[.G166] + 32.3944553676" office:value-type="float" office:value="121.8165130036" calcext:value-type="float">
            <text:p>121.8165130036</text:p>
          </table:table-cell>
          <table:table-cell/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116.860001" calcext:value-type="float">
            <text:p>116.860001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-0.0000545252*[.D167]^2 + 0.5609597066*[.D167] + 31.6433162106" office:value-type="float" office:value="122.7172192296" calcext:value-type="float">
            <text:p>122.7172192296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0.545256449*[.G167] + 32.3944553676" office:value-type="float" office:value="122.3617694526" calcext:value-type="float">
            <text:p>122.3617694526</text:p>
          </table:table-cell>
          <table:table-cell/>
        </table:table-row>
        <table:table-row table:style-name="ro1">
          <table:table-cell office:value-type="string" calcext:value-type="string">
            <text:p>2016-07-1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-0.0000545252*[.D168]^2 + 0.5609597066*[.D168] + 31.6433162106" office:value-type="float" office:value="123.260131095" calcext:value-type="float">
            <text:p>123.260131095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0.545256449*[.G168] + 32.3944553676" office:value-type="float" office:value="122.9070259016" calcext:value-type="float">
            <text:p>122.9070259016</text:p>
          </table:table-cell>
          <table:table-cell/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123.940002" calcext:value-type="float">
            <text:p>123.940002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-0.0000545252*[.D169]^2 + 0.5609597066*[.D169] + 31.6433162106" office:value-type="float" office:value="123.80293391" calcext:value-type="float">
            <text:p>123.80293391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0.545256449*[.G169] + 32.3944553676" office:value-type="float" office:value="123.4522823506" calcext:value-type="float">
            <text:p>123.4522823506</text:p>
          </table:table-cell>
          <table:table-cell/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125.150002" calcext:value-type="float">
            <text:p>125.150002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-0.0000545252*[.D170]^2 + 0.5609597066*[.D170] + 31.6433162106" office:value-type="float" office:value="124.3456276746" calcext:value-type="float">
            <text:p>124.3456276746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0.545256449*[.G170] + 32.3944553676" office:value-type="float" office:value="123.9975387996" calcext:value-type="float">
            <text:p>123.9975387996</text:p>
          </table:table-cell>
          <table:table-cell/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124.879997" calcext:value-type="float">
            <text:p>124.879997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-0.0000545252*[.D171]^2 + 0.5609597066*[.D171] + 31.6433162106" office:value-type="float" office:value="124.8882123888" calcext:value-type="float">
            <text:p>124.8882123888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0.545256449*[.G171] + 32.3944553676" office:value-type="float" office:value="124.5427952486" calcext:value-type="float">
            <text:p>124.5427952486</text:p>
          </table:table-cell>
          <table:table-cell/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123.559998" calcext:value-type="float">
            <text:p>123.55999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-0.0000545252*[.D172]^2 + 0.5609597066*[.D172] + 31.6433162106" office:value-type="float" office:value="125.4306880526" calcext:value-type="float">
            <text:p>125.4306880526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0.545256449*[.G172] + 32.3944553676" office:value-type="float" office:value="125.0880516976" calcext:value-type="float">
            <text:p>125.0880516976</text:p>
          </table:table-cell>
          <table:table-cell/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124.959999" calcext:value-type="float">
            <text:p>124.959999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-0.0000545252*[.D173]^2 + 0.5609597066*[.D173] + 31.6433162106" office:value-type="float" office:value="125.973054666" calcext:value-type="float">
            <text:p>125.973054666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0.545256449*[.G173] + 32.3944553676" office:value-type="float" office:value="125.6333081466" calcext:value-type="float">
            <text:p>125.6333081466</text:p>
          </table:table-cell>
          <table:table-cell/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126.510002" calcext:value-type="float">
            <text:p>126.51000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-0.0000545252*[.D174]^2 + 0.5609597066*[.D174] + 31.6433162106" office:value-type="float" office:value="126.515312229" calcext:value-type="float">
            <text:p>126.515312229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0.545256449*[.G174] + 32.3944553676" office:value-type="float" office:value="126.1785645956" calcext:value-type="float">
            <text:p>126.1785645956</text:p>
          </table:table-cell>
          <table:table-cell/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127.099998" calcext:value-type="float">
            <text:p>127.099998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-0.0000545252*[.D175]^2 + 0.5609597066*[.D175] + 31.6433162106" office:value-type="float" office:value="127.0574607416" calcext:value-type="float">
            <text:p>127.0574607416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0.545256449*[.G175] + 32.3944553676" office:value-type="float" office:value="126.7238210446" calcext:value-type="float">
            <text:p>126.7238210446</text:p>
          </table:table-cell>
          <table:table-cell/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129.070007" calcext:value-type="float">
            <text:p>129.070007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-0.0000545252*[.D176]^2 + 0.5609597066*[.D176] + 31.6433162106" office:value-type="float" office:value="127.5995002038" calcext:value-type="float">
            <text:p>127.5995002038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0.545256449*[.G176] + 32.3944553676" office:value-type="float" office:value="127.2690774936" calcext:value-type="float">
            <text:p>127.2690774936</text:p>
          </table:table-cell>
          <table:table-cell/>
        </table:table-row>
        <table:table-row table:style-name="ro1">
          <table:table-cell office:value-type="string" calcext:value-type="string">
            <text:p>2016-09-19</text:p>
          </table:table-cell>
          <table:table-cell office:value-type="float" office:value="127.959999" calcext:value-type="float">
            <text:p>127.95999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-0.0000545252*[.D177]^2 + 0.5609597066*[.D177] + 31.6433162106" office:value-type="float" office:value="128.1414306156" calcext:value-type="float">
            <text:p>128.1414306156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0.545256449*[.G177] + 32.3944553676" office:value-type="float" office:value="127.8143339426" calcext:value-type="float">
            <text:p>127.8143339426</text:p>
          </table:table-cell>
          <table:table-cell/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128.270004" calcext:value-type="float">
            <text:p>128.27000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-0.0000545252*[.D178]^2 + 0.5609597066*[.D178] + 31.6433162106" office:value-type="float" office:value="128.683251977" calcext:value-type="float">
            <text:p>128.683251977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0.545256449*[.G178] + 32.3944553676" office:value-type="float" office:value="128.3595903916" calcext:value-type="float">
            <text:p>128.3595903916</text:p>
          </table:table-cell>
          <table:table-cell/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128.990005" calcext:value-type="float">
            <text:p>128.990005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-0.0000545252*[.D179]^2 + 0.5609597066*[.D179] + 31.6433162106" office:value-type="float" office:value="129.224964288" calcext:value-type="float">
            <text:p>129.224964288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0.545256449*[.G179] + 32.3944553676" office:value-type="float" office:value="128.9048468406" calcext:value-type="float">
            <text:p>128.9048468406</text:p>
          </table:table-cell>
          <table:table-cell/>
        </table:table-row>
        <table:table-row table:style-name="ro1">
          <table:table-cell office:value-type="string" calcext:value-type="string">
            <text:p>2016-10-10</text:p>
          </table:table-cell>
          <table:table-cell office:value-type="float" office:value="127.879997" calcext:value-type="float">
            <text:p>127.879997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-0.0000545252*[.D180]^2 + 0.5609597066*[.D180] + 31.6433162106" office:value-type="float" office:value="129.7665675486" calcext:value-type="float">
            <text:p>129.7665675486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0.545256449*[.G180] + 32.3944553676" office:value-type="float" office:value="129.4501032896" calcext:value-type="float">
            <text:p>129.4501032896</text:p>
          </table:table-cell>
          <table:table-cell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132.070007" calcext:value-type="float">
            <text:p>132.07000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-0.0000545252*[.D181]^2 + 0.5609597066*[.D181] + 31.6433162106" office:value-type="float" office:value="130.3080617588" calcext:value-type="float">
            <text:p>130.3080617588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0.545256449*[.G181] + 32.3944553676" office:value-type="float" office:value="129.9953597386" calcext:value-type="float">
            <text:p>129.9953597386</text:p>
          </table:table-cell>
          <table:table-cell/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131.289993" calcext:value-type="float">
            <text:p>131.289993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-0.0000545252*[.D182]^2 + 0.5609597066*[.D182] + 31.6433162106" office:value-type="float" office:value="130.8494469186" calcext:value-type="float">
            <text:p>130.849446918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0.545256449*[.G182] + 32.3944553676" office:value-type="float" office:value="130.5406161876" calcext:value-type="float">
            <text:p>130.5406161876</text:p>
          </table:table-cell>
          <table:table-cell/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120.75" calcext:value-type="float">
            <text:p>120.75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-0.0000545252*[.D183]^2 + 0.5609597066*[.D183] + 31.6433162106" office:value-type="float" office:value="131.390723028" calcext:value-type="float">
            <text:p>131.390723028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0.545256449*[.G183] + 32.3944553676" office:value-type="float" office:value="131.0858726366" calcext:value-type="float">
            <text:p>131.0858726366</text:p>
          </table:table-cell>
          <table:table-cell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119.019997" calcext:value-type="float">
            <text:p>119.019997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-0.0000545252*[.D184]^2 + 0.5609597066*[.D184] + 31.6433162106" office:value-type="float" office:value="131.931890087" calcext:value-type="float">
            <text:p>131.931890087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0.545256449*[.G184] + 32.3944553676" office:value-type="float" office:value="131.6311290856" calcext:value-type="float">
            <text:p>131.6311290856</text:p>
          </table:table-cell>
          <table:table-cell/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117.019997" calcext:value-type="float">
            <text:p>117.019997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-0.0000545252*[.D185]^2 + 0.5609597066*[.D185] + 31.6433162106" office:value-type="float" office:value="132.4729480956" calcext:value-type="float">
            <text:p>132.4729480956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0.545256449*[.G185] + 32.3944553676" office:value-type="float" office:value="132.1763855346" calcext:value-type="float">
            <text:p>132.1763855346</text:p>
          </table:table-cell>
          <table:table-cell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120.379997" calcext:value-type="float">
            <text:p>120.379997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-0.0000545252*[.D186]^2 + 0.5609597066*[.D186] + 31.6433162106" office:value-type="float" office:value="133.0138970538" calcext:value-type="float">
            <text:p>133.0138970538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0.545256449*[.G186] + 32.3944553676" office:value-type="float" office:value="132.7216419836" calcext:value-type="float">
            <text:p>132.7216419836</text:p>
          </table:table-cell>
          <table:table-cell/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115.400002" calcext:value-type="float">
            <text:p>115.40000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-0.0000545252*[.D187]^2 + 0.5609597066*[.D187] + 31.6433162106" office:value-type="float" office:value="133.5547369616" calcext:value-type="float">
            <text:p>133.5547369616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0.545256449*[.G187] + 32.3944553676" office:value-type="float" office:value="133.2668984326" calcext:value-type="float">
            <text:p>133.2668984326</text:p>
          </table:table-cell>
          <table:table-cell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119.68" calcext:value-type="float">
            <text:p>119.6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-0.0000545252*[.D188]^2 + 0.5609597066*[.D188] + 31.6433162106" office:value-type="float" office:value="134.095467819" calcext:value-type="float">
            <text:p>134.09546781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0.545256449*[.G188] + 32.3944553676" office:value-type="float" office:value="133.8121548816" calcext:value-type="float">
            <text:p>133.8121548816</text:p>
          </table:table-cell>
          <table:table-cell/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119.870003" calcext:value-type="float">
            <text:p>119.870003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-0.0000545252*[.D189]^2 + 0.5609597066*[.D189] + 31.6433162106" office:value-type="float" office:value="134.636089626" calcext:value-type="float">
            <text:p>134.636089626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0.545256449*[.G189] + 32.3944553676" office:value-type="float" office:value="134.3574113306" calcext:value-type="float">
            <text:p>134.3574113306</text:p>
          </table:table-cell>
          <table:table-cell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117.269997" calcext:value-type="float">
            <text:p>117.269997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-0.0000545252*[.D190]^2 + 0.5609597066*[.D190] + 31.6433162106" office:value-type="float" office:value="135.1766023826" calcext:value-type="float">
            <text:p>135.1766023826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0.545256449*[.G190] + 32.3944553676" office:value-type="float" office:value="134.9026677796" calcext:value-type="float">
            <text:p>134.9026677796</text:p>
          </table:table-cell>
          <table:table-cell/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115.050003" calcext:value-type="float">
            <text:p>115.050003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-0.0000545252*[.D191]^2 + 0.5609597066*[.D191] + 31.6433162106" office:value-type="float" office:value="135.7170060888" calcext:value-type="float">
            <text:p>135.7170060888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0.545256449*[.G191] + 32.3944553676" office:value-type="float" office:value="135.4479242286" calcext:value-type="float">
            <text:p>135.4479242286</text:p>
          </table:table-cell>
          <table:table-cell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float" office:value="123.410004" calcext:value-type="float">
            <text:p>123.41000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-0.0000545252*[.D192]^2 + 0.5609597066*[.D192] + 31.6433162106" office:value-type="float" office:value="136.2573007446" calcext:value-type="float">
            <text:p>136.2573007446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0.545256449*[.G192] + 32.3944553676" office:value-type="float" office:value="135.9931806776" calcext:value-type="float">
            <text:p>135.9931806776</text:p>
          </table:table-cell>
          <table:table-cell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float" office:value="128.339996" calcext:value-type="float">
            <text:p>128.33999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-0.0000545252*[.D193]^2 + 0.5609597066*[.D193] + 31.6433162106" office:value-type="float" office:value="136.79748635" calcext:value-type="float">
            <text:p>136.79748635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0.545256449*[.G193] + 32.3944553676" office:value-type="float" office:value="136.5384371266" calcext:value-type="float">
            <text:p>136.5384371266</text:p>
          </table:table-cell>
          <table:table-cell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127.040001" calcext:value-type="float">
            <text:p>127.040001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-0.0000545252*[.D194]^2 + 0.5609597066*[.D194] + 31.6433162106" office:value-type="float" office:value="137.337562905" calcext:value-type="float">
            <text:p>137.337562905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0.545256449*[.G194] + 32.3944553676" office:value-type="float" office:value="137.0836935756" calcext:value-type="float">
            <text:p>137.0836935756</text:p>
          </table:table-cell>
          <table:table-cell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132.179993" calcext:value-type="float">
            <text:p>132.17999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-0.0000545252*[.D195]^2 + 0.5609597066*[.D195] + 31.6433162106" office:value-type="float" office:value="137.8775304096" calcext:value-type="float">
            <text:p>137.8775304096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0.545256449*[.G195] + 32.3944553676" office:value-type="float" office:value="137.6289500246" calcext:value-type="float">
            <text:p>137.6289500246</text:p>
          </table:table-cell>
          <table:table-cell/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130.979996" calcext:value-type="float">
            <text:p>130.979996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-0.0000545252*[.D196]^2 + 0.5609597066*[.D196] + 31.6433162106" office:value-type="float" office:value="138.4173888638" calcext:value-type="float">
            <text:p>138.4173888638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0.545256449*[.G196] + 32.3944553676" office:value-type="float" office:value="138.1742064736" calcext:value-type="float">
            <text:p>138.1742064736</text:p>
          </table:table-cell>
          <table:table-cell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134.190002" calcext:value-type="float">
            <text:p>134.19000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-0.0000545252*[.D197]^2 + 0.5609597066*[.D197] + 31.6433162106" office:value-type="float" office:value="138.9571382676" calcext:value-type="float">
            <text:p>138.9571382676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0.545256449*[.G197] + 32.3944553676" office:value-type="float" office:value="138.7194629226" calcext:value-type="float">
            <text:p>138.7194629226</text:p>
          </table:table-cell>
          <table:table-cell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133.529999" calcext:value-type="float">
            <text:p>133.529999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-0.0000545252*[.D198]^2 + 0.5609597066*[.D198] + 31.6433162106" office:value-type="float" office:value="139.496778621" calcext:value-type="float">
            <text:p>139.49677862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0.545256449*[.G198] + 32.3944553676" office:value-type="float" office:value="139.2647193716" calcext:value-type="float">
            <text:p>139.2647193716</text:p>
          </table:table-cell>
          <table:table-cell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135.440002" calcext:value-type="float">
            <text:p>135.440002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-0.0000545252*[.D199]^2 + 0.5609597066*[.D199] + 31.6433162106" office:value-type="float" office:value="140.036309924" calcext:value-type="float">
            <text:p>140.036309924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0.545256449*[.G199] + 32.3944553676" office:value-type="float" office:value="139.8099758206" calcext:value-type="float">
            <text:p>139.8099758206</text:p>
          </table:table-cell>
          <table:table-cell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137.169998" calcext:value-type="float">
            <text:p>137.169998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-0.0000545252*[.D200]^2 + 0.5609597066*[.D200] + 31.6433162106" office:value-type="float" office:value="140.5757321766" calcext:value-type="float">
            <text:p>140.5757321766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0.545256449*[.G200] + 32.3944553676" office:value-type="float" office:value="140.3552322696" calcext:value-type="float">
            <text:p>140.3552322696</text:p>
          </table:table-cell>
          <table:table-cell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float" office:value="138.789993" calcext:value-type="float">
            <text:p>138.789993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-0.0000545252*[.D201]^2 + 0.5609597066*[.D201] + 31.6433162106" office:value-type="float" office:value="141.1150453788" calcext:value-type="float">
            <text:p>141.1150453788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0.545256449*[.G201] + 32.3944553676" office:value-type="float" office:value="140.9004887186" calcext:value-type="float">
            <text:p>140.9004887186</text:p>
          </table:table-cell>
          <table:table-cell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139.839996" calcext:value-type="float">
            <text:p>139.83999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-0.0000545252*[.D202]^2 + 0.5609597066*[.D202] + 31.6433162106" office:value-type="float" office:value="141.6542495306" calcext:value-type="float">
            <text:p>141.654249530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0.545256449*[.G202] + 32.3944553676" office:value-type="float" office:value="141.4457451676" calcext:value-type="float">
            <text:p>141.4457451676</text:p>
          </table:table-cell>
          <table:table-cell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float" office:value="140.339996" calcext:value-type="float">
            <text:p>140.339996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-0.0000545252*[.D203]^2 + 0.5609597066*[.D203] + 31.6433162106" office:value-type="float" office:value="142.193344632" calcext:value-type="float">
            <text:p>142.193344632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0.545256449*[.G203] + 32.3944553676" office:value-type="float" office:value="141.9910016166" calcext:value-type="float">
            <text:p>141.9910016166</text:p>
          </table:table-cell>
          <table:table-cell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142.050003" calcext:value-type="float">
            <text:p>142.050003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-0.0000545252*[.D204]^2 + 0.5609597066*[.D204] + 31.6433162106" office:value-type="float" office:value="142.732330683" calcext:value-type="float">
            <text:p>142.732330683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0.545256449*[.G204] + 32.3944553676" office:value-type="float" office:value="142.5362580656" calcext:value-type="float">
            <text:p>142.5362580656</text:p>
          </table:table-cell>
          <table:table-cell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140.779999" calcext:value-type="float">
            <text:p>140.779999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-0.0000545252*[.D205]^2 + 0.5609597066*[.D205] + 31.6433162106" office:value-type="float" office:value="143.2712076836" calcext:value-type="float">
            <text:p>143.2712076836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0.545256449*[.G205] + 32.3944553676" office:value-type="float" office:value="143.0815145146" calcext:value-type="float">
            <text:p>143.0815145146</text:p>
          </table:table-cell>
          <table:table-cell/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139.389999" calcext:value-type="float">
            <text:p>139.389999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-0.0000545252*[.D206]^2 + 0.5609597066*[.D206] + 31.6433162106" office:value-type="float" office:value="143.8099756338" calcext:value-type="float">
            <text:p>143.809975633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0.545256449*[.G206] + 32.3944553676" office:value-type="float" office:value="143.6267709636" calcext:value-type="float">
            <text:p>143.6267709636</text:p>
          </table:table-cell>
          <table:table-cell/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143.679993" calcext:value-type="float">
            <text:p>143.679993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-0.0000545252*[.D207]^2 + 0.5609597066*[.D207] + 31.6433162106" office:value-type="float" office:value="144.3486345336" calcext:value-type="float">
            <text:p>144.3486345336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0.545256449*[.G207] + 32.3944553676" office:value-type="float" office:value="144.1720274126" calcext:value-type="float">
            <text:p>144.1720274126</text:p>
          </table:table-cell>
          <table:table-cell/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150.25" calcext:value-type="float">
            <text:p>150.25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-0.0000545252*[.D208]^2 + 0.5609597066*[.D208] + 31.6433162106" office:value-type="float" office:value="144.887184383" calcext:value-type="float">
            <text:p>144.887184383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0.545256449*[.G208] + 32.3944553676" office:value-type="float" office:value="144.7172838616" calcext:value-type="float">
            <text:p>144.7172838616</text:p>
          </table:table-cell>
          <table:table-cell/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150.240005" calcext:value-type="float">
            <text:p>150.240005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-0.0000545252*[.D209]^2 + 0.5609597066*[.D209] + 31.6433162106" office:value-type="float" office:value="145.425625182" calcext:value-type="float">
            <text:p>145.425625182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0.545256449*[.G209] + 32.3944553676" office:value-type="float" office:value="145.2625403106" calcext:value-type="float">
            <text:p>145.2625403106</text:p>
          </table:table-cell>
          <table:table-cell/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150.330002" calcext:value-type="float">
            <text:p>150.330002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-0.0000545252*[.D210]^2 + 0.5609597066*[.D210] + 31.6433162106" office:value-type="float" office:value="145.9639569306" calcext:value-type="float">
            <text:p>145.9639569306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0.545256449*[.G210] + 32.3944553676" office:value-type="float" office:value="145.8077967596" calcext:value-type="float">
            <text:p>145.8077967596</text:p>
          </table:table-cell>
          <table:table-cell/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148.059998" calcext:value-type="float">
            <text:p>148.059998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-0.0000545252*[.D211]^2 + 0.5609597066*[.D211] + 31.6433162106" office:value-type="float" office:value="146.5021796288" calcext:value-type="float">
            <text:p>146.5021796288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0.545256449*[.G211] + 32.3944553676" office:value-type="float" office:value="146.3530532086" calcext:value-type="float">
            <text:p>146.3530532086</text:p>
          </table:table-cell>
          <table:table-cell/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152.130005" calcext:value-type="float">
            <text:p>152.130005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-0.0000545252*[.D212]^2 + 0.5609597066*[.D212] + 31.6433162106" office:value-type="float" office:value="147.0402932766" calcext:value-type="float">
            <text:p>147.0402932766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0.545256449*[.G212] + 32.3944553676" office:value-type="float" office:value="146.8983096576" calcext:value-type="float">
            <text:p>146.8983096576</text:p>
          </table:table-cell>
          <table:table-cell/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153.610001" calcext:value-type="float">
            <text:p>153.610001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-0.0000545252*[.D213]^2 + 0.5609597066*[.D213] + 31.6433162106" office:value-type="float" office:value="147.578297874" calcext:value-type="float">
            <text:p>147.578297874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0.545256449*[.G213] + 32.3944553676" office:value-type="float" office:value="147.4435661066" calcext:value-type="float">
            <text:p>147.4435661066</text:p>
          </table:table-cell>
          <table:table-cell/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149.600006" calcext:value-type="float">
            <text:p>149.600006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-0.0000545252*[.D214]^2 + 0.5609597066*[.D214] + 31.6433162106" office:value-type="float" office:value="148.116193421" calcext:value-type="float">
            <text:p>148.11619342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0.545256449*[.G214] + 32.3944553676" office:value-type="float" office:value="147.9888225556" calcext:value-type="float">
            <text:p>147.9888225556</text:p>
          </table:table-cell>
          <table:table-cell/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150.639999" calcext:value-type="float">
            <text:p>150.63999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-0.0000545252*[.D215]^2 + 0.5609597066*[.D215] + 31.6433162106" office:value-type="float" office:value="148.6539799176" calcext:value-type="float">
            <text:p>148.6539799176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0.545256449*[.G215] + 32.3944553676" office:value-type="float" office:value="148.5340790046" calcext:value-type="float">
            <text:p>148.5340790046</text:p>
          </table:table-cell>
          <table:table-cell/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155.070007" calcext:value-type="float">
            <text:p>155.070007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-0.0000545252*[.D216]^2 + 0.5609597066*[.D216] + 31.6433162106" office:value-type="float" office:value="149.1916573638" calcext:value-type="float">
            <text:p>149.1916573638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0.545256449*[.G216] + 32.3944553676" office:value-type="float" office:value="149.0793354536" calcext:value-type="float">
            <text:p>149.0793354536</text:p>
          </table:table-cell>
          <table:table-cell/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150.979996" calcext:value-type="float">
            <text:p>150.979996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-0.0000545252*[.D217]^2 + 0.5609597066*[.D217] + 31.6433162106" office:value-type="float" office:value="149.7292257596" calcext:value-type="float">
            <text:p>149.7292257596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0.545256449*[.G217] + 32.3944553676" office:value-type="float" office:value="149.6245919026" calcext:value-type="float">
            <text:p>149.6245919026</text:p>
          </table:table-cell>
          <table:table-cell/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151.440002" calcext:value-type="float">
            <text:p>151.440002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-0.0000545252*[.D218]^2 + 0.5609597066*[.D218] + 31.6433162106" office:value-type="float" office:value="150.266685105" calcext:value-type="float">
            <text:p>150.266685105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0.545256449*[.G218] + 32.3944553676" office:value-type="float" office:value="150.1698483516" calcext:value-type="float">
            <text:p>150.1698483516</text:p>
          </table:table-cell>
          <table:table-cell/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159.970001" calcext:value-type="float">
            <text:p>159.97000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-0.0000545252*[.D219]^2 + 0.5609597066*[.D219] + 31.6433162106" office:value-type="float" office:value="150.8040354" calcext:value-type="float">
            <text:p>150.8040354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0.545256449*[.G219] + 32.3944553676" office:value-type="float" office:value="150.7151048006" calcext:value-type="float">
            <text:p>150.7151048006</text:p>
          </table:table-cell>
          <table:table-cell/>
        </table:table-row>
        <table:table-row table:style-name="ro1">
          <table:table-cell office:value-type="string" calcext:value-type="string">
            <text:p>2017-07-17</text:p>
          </table:table-cell>
          <table:table-cell office:value-type="float" office:value="164.429993" calcext:value-type="float">
            <text:p>164.429993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-0.0000545252*[.D220]^2 + 0.5609597066*[.D220] + 31.6433162106" office:value-type="float" office:value="151.3412766446" calcext:value-type="float">
            <text:p>151.3412766446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0.545256449*[.G220] + 32.3944553676" office:value-type="float" office:value="151.2603612496" calcext:value-type="float">
            <text:p>151.2603612496</text:p>
          </table:table-cell>
          <table:table-cell/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172.449997" calcext:value-type="float">
            <text:p>172.449997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-0.0000545252*[.D221]^2 + 0.5609597066*[.D221] + 31.6433162106" office:value-type="float" office:value="151.8784088388" calcext:value-type="float">
            <text:p>151.8784088388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0.545256449*[.G221] + 32.3944553676" office:value-type="float" office:value="151.8056176986" calcext:value-type="float">
            <text:p>151.8056176986</text:p>
          </table:table-cell>
          <table:table-cell/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169.619995" calcext:value-type="float">
            <text:p>169.619995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-0.0000545252*[.D222]^2 + 0.5609597066*[.D222] + 31.6433162106" office:value-type="float" office:value="152.4154319826" calcext:value-type="float">
            <text:p>152.4154319826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0.545256449*[.G222] + 32.3944553676" office:value-type="float" office:value="152.3508741476" calcext:value-type="float">
            <text:p>152.3508741476</text:p>
          </table:table-cell>
          <table:table-cell/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168.080002" calcext:value-type="float">
            <text:p>168.080002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-0.0000545252*[.D223]^2 + 0.5609597066*[.D223] + 31.6433162106" office:value-type="float" office:value="152.952346076" calcext:value-type="float">
            <text:p>152.952346076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0.545256449*[.G223] + 32.3944553676" office:value-type="float" office:value="152.8961305966" calcext:value-type="float">
            <text:p>152.8961305966</text:p>
          </table:table-cell>
          <table:table-cell/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167.410004" calcext:value-type="float">
            <text:p>167.410004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-0.0000545252*[.D224]^2 + 0.5609597066*[.D224] + 31.6433162106" office:value-type="float" office:value="153.489151119" calcext:value-type="float">
            <text:p>153.489151119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0.545256449*[.G224] + 32.3944553676" office:value-type="float" office:value="153.4413870456" calcext:value-type="float">
            <text:p>153.4413870456</text:p>
          </table:table-cell>
          <table:table-cell/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166.320007" calcext:value-type="float">
            <text:p>166.320007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-0.0000545252*[.D225]^2 + 0.5609597066*[.D225] + 31.6433162106" office:value-type="float" office:value="154.0258471116" calcext:value-type="float">
            <text:p>154.0258471116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0.545256449*[.G225] + 32.3944553676" office:value-type="float" office:value="153.9866434946" calcext:value-type="float">
            <text:p>153.9866434946</text:p>
          </table:table-cell>
          <table:table-cell/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172.020004" calcext:value-type="float">
            <text:p>172.02000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-0.0000545252*[.D226]^2 + 0.5609597066*[.D226] + 31.6433162106" office:value-type="float" office:value="154.5624340538" calcext:value-type="float">
            <text:p>154.5624340538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0.545256449*[.G226] + 32.3944553676" office:value-type="float" office:value="154.5318999436" calcext:value-type="float">
            <text:p>154.531899943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170.949997" calcext:value-type="float">
            <text:p>170.949997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-0.0000545252*[.D227]^2 + 0.5609597066*[.D227] + 31.6433162106" office:value-type="float" office:value="155.0989119456" calcext:value-type="float">
            <text:p>155.0989119456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0.545256449*[.G227] + 32.3944553676" office:value-type="float" office:value="155.0771563926" calcext:value-type="float">
            <text:p>155.0771563926</text:p>
          </table:table-cell>
          <table:table-cell/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171.639999" calcext:value-type="float">
            <text:p>171.639999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-0.0000545252*[.D228]^2 + 0.5609597066*[.D228] + 31.6433162106" office:value-type="float" office:value="155.635280787" calcext:value-type="float">
            <text:p>155.635280787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0.545256449*[.G228] + 32.3944553676" office:value-type="float" office:value="155.6224128416" calcext:value-type="float">
            <text:p>155.6224128416</text:p>
          </table:table-cell>
          <table:table-cell/>
        </table:table-row>
        <table:table-row table:style-name="ro1">
          <table:table-cell office:value-type="string" calcext:value-type="string">
            <text:p>2017-09-18</text:p>
          </table:table-cell>
          <table:table-cell office:value-type="float" office:value="170.539993" calcext:value-type="float">
            <text:p>170.539993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-0.0000545252*[.D229]^2 + 0.5609597066*[.D229] + 31.6433162106" office:value-type="float" office:value="156.171540578" calcext:value-type="float">
            <text:p>156.171540578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0.545256449*[.G229] + 32.3944553676" office:value-type="float" office:value="156.1676692906" calcext:value-type="float">
            <text:p>156.1676692906</text:p>
          </table:table-cell>
          <table:table-cell/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170.869995" calcext:value-type="float">
            <text:p>170.869995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-0.0000545252*[.D230]^2 + 0.5609597066*[.D230] + 31.6433162106" office:value-type="float" office:value="156.7076913186" calcext:value-type="float">
            <text:p>156.7076913186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0.545256449*[.G230] + 32.3944553676" office:value-type="float" office:value="156.7129257396" calcext:value-type="float">
            <text:p>156.7129257396</text:p>
          </table:table-cell>
          <table:table-cell/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172.229996" calcext:value-type="float">
            <text:p>172.229996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-0.0000545252*[.D231]^2 + 0.5609597066*[.D231] + 31.6433162106" office:value-type="float" office:value="157.2437330088" calcext:value-type="float">
            <text:p>157.2437330088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0.545256449*[.G231] + 32.3944553676" office:value-type="float" office:value="157.2581821886" calcext:value-type="float">
            <text:p>157.2581821886</text:p>
          </table:table-cell>
          <table:table-cell/>
        </table:table-row>
        <table:table-row table:style-name="ro1">
          <table:table-cell office:value-type="string" calcext:value-type="string">
            <text:p>2017-10-09</text:p>
          </table:table-cell>
          <table:table-cell office:value-type="float" office:value="173.740005" calcext:value-type="float">
            <text:p>173.74000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-0.0000545252*[.D232]^2 + 0.5609597066*[.D232] + 31.6433162106" office:value-type="float" office:value="157.7796656486" calcext:value-type="float">
            <text:p>157.7796656486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0.545256449*[.G232] + 32.3944553676" office:value-type="float" office:value="157.8034386376" calcext:value-type="float">
            <text:p>157.8034386376</text:p>
          </table:table-cell>
          <table:table-cell/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174.979996" calcext:value-type="float">
            <text:p>174.979996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-0.0000545252*[.D233]^2 + 0.5609597066*[.D233] + 31.6433162106" office:value-type="float" office:value="158.315489238" calcext:value-type="float">
            <text:p>158.315489238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0.545256449*[.G233] + 32.3944553676" office:value-type="float" office:value="158.3486950866" calcext:value-type="float">
            <text:p>158.3486950866</text:p>
          </table:table-cell>
          <table:table-cell/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177.880005" calcext:value-type="float">
            <text:p>177.880005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-0.0000545252*[.D234]^2 + 0.5609597066*[.D234] + 31.6433162106" office:value-type="float" office:value="158.851203777" calcext:value-type="float">
            <text:p>158.851203777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0.545256449*[.G234] + 32.3944553676" office:value-type="float" office:value="158.8939515356" calcext:value-type="float">
            <text:p>158.8939515356</text:p>
          </table:table-cell>
          <table:table-cell/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178.919998" calcext:value-type="float">
            <text:p>178.919998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-0.0000545252*[.D235]^2 + 0.5609597066*[.D235] + 31.6433162106" office:value-type="float" office:value="159.3868092656" calcext:value-type="float">
            <text:p>159.3868092656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0.545256449*[.G235] + 32.3944553676" office:value-type="float" office:value="159.4392079846" calcext:value-type="float">
            <text:p>159.4392079846</text:p>
          </table:table-cell>
          <table:table-cell/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178.460007" calcext:value-type="float">
            <text:p>178.460007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-0.0000545252*[.D236]^2 + 0.5609597066*[.D236] + 31.6433162106" office:value-type="float" office:value="159.9223057038" calcext:value-type="float">
            <text:p>159.9223057038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0.545256449*[.G236] + 32.3944553676" office:value-type="float" office:value="159.9844644336" calcext:value-type="float">
            <text:p>159.9844644336</text:p>
          </table:table-cell>
          <table:table-cell/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-0.0000545252*[.D237]^2 + 0.5609597066*[.D237] + 31.6433162106" office:value-type="float" office:value="160.4576930916" calcext:value-type="float">
            <text:p>160.4576930916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0.545256449*[.G237] + 32.3944553676" office:value-type="float" office:value="160.5297208826" calcext:value-type="float">
            <text:p>160.5297208826</text:p>
          </table:table-cell>
          <table:table-cell/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182.779999" calcext:value-type="float">
            <text:p>182.779999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-0.0000545252*[.D238]^2 + 0.5609597066*[.D238] + 31.6433162106" office:value-type="float" office:value="160.992971429" calcext:value-type="float">
            <text:p>160.992971429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0.545256449*[.G238] + 32.3944553676" office:value-type="float" office:value="161.0749773316" calcext:value-type="float">
            <text:p>161.0749773316</text:p>
          </table:table-cell>
          <table:table-cell/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175.100006" calcext:value-type="float">
            <text:p>175.100006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-0.0000545252*[.D239]^2 + 0.5609597066*[.D239] + 31.6433162106" office:value-type="float" office:value="161.528140716" calcext:value-type="float">
            <text:p>161.528140716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0.545256449*[.G239] + 32.3944553676" office:value-type="float" office:value="161.6202337806" calcext:value-type="float">
            <text:p>161.6202337806</text:p>
          </table:table-cell>
          <table:table-cell/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-0.0000545252*[.D240]^2 + 0.5609597066*[.D240] + 31.6433162106" office:value-type="float" office:value="162.0632009526" calcext:value-type="float">
            <text:p>162.0632009526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0.545256449*[.G240] + 32.3944553676" office:value-type="float" office:value="162.1654902296" calcext:value-type="float">
            <text:p>162.1654902296</text:p>
          </table:table-cell>
          <table:table-cell/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180.179993" calcext:value-type="float">
            <text:p>180.179993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-0.0000545252*[.D241]^2 + 0.5609597066*[.D241] + 31.6433162106" office:value-type="float" office:value="162.5981521388" calcext:value-type="float">
            <text:p>162.5981521388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0.545256449*[.G241] + 32.3944553676" office:value-type="float" office:value="162.7107466786" calcext:value-type="float">
            <text:p>162.7107466786</text:p>
          </table:table-cell>
          <table:table-cell/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177.199997" calcext:value-type="float">
            <text:p>177.199997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-0.0000545252*[.D242]^2 + 0.5609597066*[.D242] + 31.6433162106" office:value-type="float" office:value="163.1329942746" calcext:value-type="float">
            <text:p>163.1329942746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0.545256449*[.G242] + 32.3944553676" office:value-type="float" office:value="163.2560031276" calcext:value-type="float">
            <text:p>163.2560031276</text:p>
          </table:table-cell>
          <table:table-cell/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176.460007" calcext:value-type="float">
            <text:p>176.460007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-0.0000545252*[.D243]^2 + 0.5609597066*[.D243] + 31.6433162106" office:value-type="float" office:value="163.66772736" calcext:value-type="float">
            <text:p>163.66772736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0.545256449*[.G243] + 32.3944553676" office:value-type="float" office:value="163.8012595766" calcext:value-type="float">
            <text:p>163.8012595766</text:p>
          </table:table-cell>
          <table:table-cell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86.850006" calcext:value-type="float">
            <text:p>186.850006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-0.0000545252*[.D244]^2 + 0.5609597066*[.D244] + 31.6433162106" office:value-type="float" office:value="164.202351395" calcext:value-type="float">
            <text:p>164.202351395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0.545256449*[.G244] + 32.3944553676" office:value-type="float" office:value="164.3465160256" calcext:value-type="float">
            <text:p>164.3465160256</text:p>
          </table:table-cell>
          <table:table-cell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79.369995" calcext:value-type="float">
            <text:p>179.369995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-0.0000545252*[.D245]^2 + 0.5609597066*[.D245] + 31.6433162106" office:value-type="float" office:value="164.7368663796" calcext:value-type="float">
            <text:p>164.7368663796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0.545256449*[.G245] + 32.3944553676" office:value-type="float" office:value="164.8917724746" calcext:value-type="float">
            <text:p>164.8917724746</text:p>
          </table:table-cell>
          <table:table-cell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181.289993" calcext:value-type="float">
            <text:p>181.289993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-0.0000545252*[.D246]^2 + 0.5609597066*[.D246] + 31.6433162106" office:value-type="float" office:value="165.2712723138" calcext:value-type="float">
            <text:p>165.2712723138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0.545256449*[.G246] + 32.3944553676" office:value-type="float" office:value="165.4370289236" calcext:value-type="float">
            <text:p>165.4370289236</text:p>
          </table:table-cell>
          <table:table-cell/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-0.0000545252*[.D247]^2 + 0.5609597066*[.D247] + 31.6433162106" office:value-type="float" office:value="165.8055691976" calcext:value-type="float">
            <text:p>165.8055691976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0.545256449*[.G247] + 32.3944553676" office:value-type="float" office:value="165.9822853726" calcext:value-type="float">
            <text:p>165.9822853726</text:p>
          </table:table-cell>
          <table:table-cell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190.279999" calcext:value-type="float">
            <text:p>190.279999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-0.0000545252*[.D248]^2 + 0.5609597066*[.D248] + 31.6433162106" office:value-type="float" office:value="166.339757031" calcext:value-type="float">
            <text:p>166.339757031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0.545256449*[.G248] + 32.3944553676" office:value-type="float" office:value="166.5275418216" calcext:value-type="float">
            <text:p>166.5275418216</text:p>
          </table:table-cell>
          <table:table-cell/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176.110001" calcext:value-type="float">
            <text:p>176.110001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-0.0000545252*[.D249]^2 + 0.5609597066*[.D249] + 31.6433162106" office:value-type="float" office:value="166.873835814" calcext:value-type="float">
            <text:p>166.873835814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0.545256449*[.G249] + 32.3944553676" office:value-type="float" office:value="167.0727982706" calcext:value-type="float">
            <text:p>167.0727982706</text:p>
          </table:table-cell>
          <table:table-cell/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177.360001" calcext:value-type="float">
            <text:p>177.360001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-0.0000545252*[.D250]^2 + 0.5609597066*[.D250] + 31.6433162106" office:value-type="float" office:value="167.4078055466" calcext:value-type="float">
            <text:p>167.4078055466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0.545256449*[.G250] + 32.3944553676" office:value-type="float" office:value="167.6180547196" calcext:value-type="float">
            <text:p>167.6180547196</text:p>
          </table:table-cell>
          <table:table-cell/>
        </table:table-row>
        <table:table-row table:style-name="ro1">
          <table:table-cell office:value-type="string" calcext:value-type="string">
            <text:p>2018-02-19</text:p>
          </table:table-cell>
          <table:table-cell office:value-type="float" office:value="183.289993" calcext:value-type="float">
            <text:p>183.289993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-0.0000545252*[.D251]^2 + 0.5609597066*[.D251] + 31.6433162106" office:value-type="float" office:value="167.9416662288" calcext:value-type="float">
            <text:p>167.9416662288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0.545256449*[.G251] + 32.3944553676" office:value-type="float" office:value="168.1633111686" calcext:value-type="float">
            <text:p>168.1633111686</text:p>
          </table:table-cell>
          <table:table-cell/>
        </table:table-row>
        <table:table-row table:style-name="ro1">
          <table:table-cell office:value-type="string" calcext:value-type="string">
            <text:p>2018-02-26</text:p>
          </table:table-cell>
          <table:table-cell office:value-type="float" office:value="176.619995" calcext:value-type="float">
            <text:p>176.61999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-0.0000545252*[.D252]^2 + 0.5609597066*[.D252] + 31.6433162106" office:value-type="float" office:value="168.4754178606" calcext:value-type="float">
            <text:p>168.4754178606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0.545256449*[.G252] + 32.3944553676" office:value-type="float" office:value="168.7085676176" calcext:value-type="float">
            <text:p>168.7085676176</text:p>
          </table:table-cell>
          <table:table-cell/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185.229996" calcext:value-type="float">
            <text:p>185.229996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-0.0000545252*[.D253]^2 + 0.5609597066*[.D253] + 31.6433162106" office:value-type="float" office:value="169.009060442" calcext:value-type="float">
            <text:p>169.00906044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0.545256449*[.G253] + 32.3944553676" office:value-type="float" office:value="169.2538240666" calcext:value-type="float">
            <text:p>169.2538240666</text:p>
          </table:table-cell>
          <table:table-cell/>
        </table:table-row>
        <table:table-row table:style-name="ro1">
          <table:table-cell office:value-type="string" calcext:value-type="string">
            <text:p>2018-03-12</text:p>
          </table:table-cell>
          <table:table-cell office:value-type="float" office:value="185.089996" calcext:value-type="float">
            <text:p>185.089996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-0.0000545252*[.D254]^2 + 0.5609597066*[.D254] + 31.6433162106" office:value-type="float" office:value="169.542593973" calcext:value-type="float">
            <text:p>169.542593973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0.545256449*[.G254] + 32.3944553676" office:value-type="float" office:value="169.7990805156" calcext:value-type="float">
            <text:p>169.7990805156</text:p>
          </table:table-cell>
          <table:table-cell/>
        </table:table-row>
        <table:table-row table:style-name="ro1">
          <table:table-cell office:value-type="string" calcext:value-type="string">
            <text:p>2018-03-19</text:p>
          </table:table-cell>
          <table:table-cell office:value-type="float" office:value="159.389999" calcext:value-type="float">
            <text:p>159.389999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-0.0000545252*[.D255]^2 + 0.5609597066*[.D255] + 31.6433162106" office:value-type="float" office:value="170.0760184536" calcext:value-type="float">
            <text:p>170.0760184536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0.545256449*[.G255] + 32.3944553676" office:value-type="float" office:value="170.3443369646" calcext:value-type="float">
            <text:p>170.3443369646</text:p>
          </table:table-cell>
          <table:table-cell/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159.789993" calcext:value-type="float">
            <text:p>159.78999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-0.0000545252*[.D256]^2 + 0.5609597066*[.D256] + 31.6433162106" office:value-type="float" office:value="170.6093338838" calcext:value-type="float">
            <text:p>170.6093338838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0.545256449*[.G256] + 32.3944553676" office:value-type="float" office:value="170.8895934136" calcext:value-type="float">
            <text:p>170.8895934136</text:p>
          </table:table-cell>
          <table:table-cell/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157.199997" calcext:value-type="float">
            <text:p>157.19999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-0.0000545252*[.D257]^2 + 0.5609597066*[.D257] + 31.6433162106" office:value-type="float" office:value="171.1425402636" calcext:value-type="float">
            <text:p>171.1425402636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0.545256449*[.G257] + 32.3944553676" office:value-type="float" office:value="171.4348498626" calcext:value-type="float">
            <text:p>171.4348498626</text:p>
          </table:table-cell>
          <table:table-cell/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164.520004" calcext:value-type="float">
            <text:p>164.520004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-0.0000545252*[.D258]^2 + 0.5609597066*[.D258] + 31.6433162106" office:value-type="float" office:value="171.675637593" calcext:value-type="float">
            <text:p>171.675637593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0.545256449*[.G258] + 32.3944553676" office:value-type="float" office:value="171.9801063116" calcext:value-type="float">
            <text:p>171.9801063116</text:p>
          </table:table-cell>
          <table:table-cell/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166.279999" calcext:value-type="float">
            <text:p>166.279999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-0.0000545252*[.D259]^2 + 0.5609597066*[.D259] + 31.6433162106" office:value-type="float" office:value="172.208625872" calcext:value-type="float">
            <text:p>172.208625872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0.545256449*[.G259] + 32.3944553676" office:value-type="float" office:value="172.5253627606" calcext:value-type="float">
            <text:p>172.5253627606</text:p>
          </table:table-cell>
          <table:table-cell/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173.589996" calcext:value-type="float">
            <text:p>173.589996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-0.0000545252*[.D260]^2 + 0.5609597066*[.D260] + 31.6433162106" office:value-type="float" office:value="172.7415051006" calcext:value-type="float">
            <text:p>172.7415051006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0.545256449*[.G260] + 32.3944553676" office:value-type="float" office:value="173.0706192096" calcext:value-type="float">
            <text:p>173.0706192096</text:p>
          </table:table-cell>
          <table:table-cell/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176.610001" calcext:value-type="float">
            <text:p>176.61000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-0.0000545252*[.D261]^2 + 0.5609597066*[.D261] + 31.6433162106" office:value-type="float" office:value="173.2742752788" calcext:value-type="float">
            <text:p>173.2742752788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0.545256449*[.G261] + 32.3944553676" office:value-type="float" office:value="173.6158756586" calcext:value-type="float">
            <text:p>173.6158756586</text:p>
          </table:table-cell>
          <table:table-cell/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186.990005" calcext:value-type="float">
            <text:p>186.990005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-0.0000545252*[.D262]^2 + 0.5609597066*[.D262] + 31.6433162106" office:value-type="float" office:value="173.8069364066" calcext:value-type="float">
            <text:p>173.8069364066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0.545256449*[.G262] + 32.3944553676" office:value-type="float" office:value="174.1611321076" calcext:value-type="float">
            <text:p>174.1611321076</text:p>
          </table:table-cell>
          <table:table-cell/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182.679993" calcext:value-type="float">
            <text:p>182.679993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-0.0000545252*[.D263]^2 + 0.5609597066*[.D263] + 31.6433162106" office:value-type="float" office:value="174.339488484" calcext:value-type="float">
            <text:p>174.339488484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0.545256449*[.G263] + 32.3944553676" office:value-type="float" office:value="174.7063885566" calcext:value-type="float">
            <text:p>174.7063885566</text:p>
          </table:table-cell>
          <table:table-cell/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184.919998" calcext:value-type="float">
            <text:p>184.919998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-0.0000545252*[.D264]^2 + 0.5609597066*[.D264] + 31.6433162106" office:value-type="float" office:value="174.871931511" calcext:value-type="float">
            <text:p>174.871931511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0.545256449*[.G264] + 32.3944553676" office:value-type="float" office:value="175.2516450056" calcext:value-type="float">
            <text:p>175.2516450056</text:p>
          </table:table-cell>
          <table:table-cell/>
        </table:table-row>
        <table:table-row table:style-name="ro1">
          <table:table-cell office:value-type="string" calcext:value-type="string">
            <text:p>2018-05-28</text:p>
          </table:table-cell>
          <table:table-cell office:value-type="float" office:value="193.990005" calcext:value-type="float">
            <text:p>193.990005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-0.0000545252*[.D265]^2 + 0.5609597066*[.D265] + 31.6433162106" office:value-type="float" office:value="175.4042654876" calcext:value-type="float">
            <text:p>175.4042654876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0.545256449*[.G265] + 32.3944553676" office:value-type="float" office:value="175.7969014546" calcext:value-type="float">
            <text:p>175.7969014546</text:p>
          </table:table-cell>
          <table:table-cell/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189.100006" calcext:value-type="float">
            <text:p>189.100006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-0.0000545252*[.D266]^2 + 0.5609597066*[.D266] + 31.6433162106" office:value-type="float" office:value="175.9364904138" calcext:value-type="float">
            <text:p>175.9364904138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0.545256449*[.G266] + 32.3944553676" office:value-type="float" office:value="176.3421579036" calcext:value-type="float">
            <text:p>176.3421579036</text:p>
          </table:table-cell>
          <table:table-cell/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195.850006" calcext:value-type="float">
            <text:p>195.850006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-0.0000545252*[.D267]^2 + 0.5609597066*[.D267] + 31.6433162106" office:value-type="float" office:value="176.4686062896" calcext:value-type="float">
            <text:p>176.4686062896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0.545256449*[.G267] + 32.3944553676" office:value-type="float" office:value="176.8874143526" calcext:value-type="float">
            <text:p>176.8874143526</text:p>
          </table:table-cell>
          <table:table-cell/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201.740005" calcext:value-type="float">
            <text:p>201.740005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-0.0000545252*[.D268]^2 + 0.5609597066*[.D268] + 31.6433162106" office:value-type="float" office:value="177.000613115" calcext:value-type="float">
            <text:p>177.000613115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0.545256449*[.G268] + 32.3944553676" office:value-type="float" office:value="177.4326708016" calcext:value-type="float">
            <text:p>177.4326708016</text:p>
          </table:table-cell>
          <table:table-cell/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194.320007" calcext:value-type="float">
            <text:p>194.320007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-0.0000545252*[.D269]^2 + 0.5609597066*[.D269] + 31.6433162106" office:value-type="float" office:value="177.53251089" calcext:value-type="float">
            <text:p>177.53251089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0.545256449*[.G269] + 32.3944553676" office:value-type="float" office:value="177.9779272506" calcext:value-type="float">
            <text:p>177.9779272506</text:p>
          </table:table-cell>
          <table:table-cell/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203.229996" calcext:value-type="float">
            <text:p>203.229996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-0.0000545252*[.D270]^2 + 0.5609597066*[.D270] + 31.6433162106" office:value-type="float" office:value="178.0642996146" calcext:value-type="float">
            <text:p>178.0642996146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0.545256449*[.G270] + 32.3944553676" office:value-type="float" office:value="178.5231836996" calcext:value-type="float">
            <text:p>178.5231836996</text:p>
          </table:table-cell>
          <table:table-cell/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207.320007" calcext:value-type="float">
            <text:p>207.320007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-0.0000545252*[.D271]^2 + 0.5609597066*[.D271] + 31.6433162106" office:value-type="float" office:value="178.5959792888" calcext:value-type="float">
            <text:p>178.595979288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0.545256449*[.G271] + 32.3944553676" office:value-type="float" office:value="179.0684401486" calcext:value-type="float">
            <text:p>179.0684401486</text:p>
          </table:table-cell>
          <table:table-cell/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209.940002" calcext:value-type="float">
            <text:p>209.940002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-0.0000545252*[.D272]^2 + 0.5609597066*[.D272] + 31.6433162106" office:value-type="float" office:value="179.1275499126" calcext:value-type="float">
            <text:p>179.1275499126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0.545256449*[.G272] + 32.3944553676" office:value-type="float" office:value="179.6136965976" calcext:value-type="float">
            <text:p>179.6136965976</text:p>
          </table:table-cell>
          <table:table-cell/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174.889999" calcext:value-type="float">
            <text:p>174.88999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-0.0000545252*[.D273]^2 + 0.5609597066*[.D273] + 31.6433162106" office:value-type="float" office:value="179.659011486" calcext:value-type="float">
            <text:p>179.659011486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0.545256449*[.G273] + 32.3944553676" office:value-type="float" office:value="180.1589530466" calcext:value-type="float">
            <text:p>180.1589530466</text:p>
          </table:table-cell>
          <table:table-cell/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177.779999" calcext:value-type="float">
            <text:p>177.779999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-0.0000545252*[.D274]^2 + 0.5609597066*[.D274] + 31.6433162106" office:value-type="float" office:value="180.190364009" calcext:value-type="float">
            <text:p>180.190364009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0.545256449*[.G274] + 32.3944553676" office:value-type="float" office:value="180.7042094956" calcext:value-type="float">
            <text:p>180.7042094956</text:p>
          </table:table-cell>
          <table:table-cell/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180.259995" calcext:value-type="float">
            <text:p>180.259995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-0.0000545252*[.D275]^2 + 0.5609597066*[.D275] + 31.6433162106" office:value-type="float" office:value="180.7216074816" calcext:value-type="float">
            <text:p>180.7216074816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0.545256449*[.G275] + 32.3944553676" office:value-type="float" office:value="181.2494659446" calcext:value-type="float">
            <text:p>181.2494659446</text:p>
          </table:table-cell>
          <table:table-cell/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173.800003" calcext:value-type="float">
            <text:p>173.800003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-0.0000545252*[.D276]^2 + 0.5609597066*[.D276] + 31.6433162106" office:value-type="float" office:value="181.2527419038" calcext:value-type="float">
            <text:p>181.25274190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0.545256449*[.G276] + 32.3944553676" office:value-type="float" office:value="181.7947223936" calcext:value-type="float">
            <text:p>181.7947223936</text:p>
          </table:table-cell>
          <table:table-cell/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174.649994" calcext:value-type="float">
            <text:p>174.649994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-0.0000545252*[.D277]^2 + 0.5609597066*[.D277] + 31.6433162106" office:value-type="float" office:value="181.7837672756" calcext:value-type="float">
            <text:p>181.7837672756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0.545256449*[.G277] + 32.3944553676" office:value-type="float" office:value="182.3399788426" calcext:value-type="float">
            <text:p>182.3399788426</text:p>
          </table:table-cell>
          <table:table-cell/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175.729996" calcext:value-type="float">
            <text:p>175.729996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-0.0000545252*[.D278]^2 + 0.5609597066*[.D278] + 31.6433162106" office:value-type="float" office:value="182.314683597" calcext:value-type="float">
            <text:p>182.314683597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0.545256449*[.G278] + 32.3944553676" office:value-type="float" office:value="182.8852352916" calcext:value-type="float">
            <text:p>182.8852352916</text:p>
          </table:table-cell>
          <table:table-cell/>
        </table:table-row>
        <table:table-row table:style-name="ro1">
          <table:table-cell office:value-type="string" calcext:value-type="string">
            <text:p>2018-09-03</text:p>
          </table:table-cell>
          <table:table-cell office:value-type="float" office:value="163.039993" calcext:value-type="float">
            <text:p>163.039993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-0.0000545252*[.D279]^2 + 0.5609597066*[.D279] + 31.6433162106" office:value-type="float" office:value="182.845490868" calcext:value-type="float">
            <text:p>182.84549086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0.545256449*[.G279] + 32.3944553676" office:value-type="float" office:value="183.4304917406" calcext:value-type="float">
            <text:p>183.4304917406</text:p>
          </table:table-cell>
          <table:table-cell/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162.320007" calcext:value-type="float">
            <text:p>162.320007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-0.0000545252*[.D280]^2 + 0.5609597066*[.D280] + 31.6433162106" office:value-type="float" office:value="183.3761890886" calcext:value-type="float">
            <text:p>183.3761890886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0.545256449*[.G280] + 32.3944553676" office:value-type="float" office:value="183.9757481896" calcext:value-type="float">
            <text:p>183.9757481896</text:p>
          </table:table-cell>
          <table:table-cell/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162.929993" calcext:value-type="float">
            <text:p>162.92999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-0.0000545252*[.D281]^2 + 0.5609597066*[.D281] + 31.6433162106" office:value-type="float" office:value="183.9067782588" calcext:value-type="float">
            <text:p>183.906778258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0.545256449*[.G281] + 32.3944553676" office:value-type="float" office:value="184.5210046386" calcext:value-type="float">
            <text:p>184.5210046386</text:p>
          </table:table-cell>
          <table:table-cell/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164.460007" calcext:value-type="float">
            <text:p>164.460007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-0.0000545252*[.D282]^2 + 0.5609597066*[.D282] + 31.6433162106" office:value-type="float" office:value="184.4372583786" calcext:value-type="float">
            <text:p>184.4372583786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0.545256449*[.G282] + 32.3944553676" office:value-type="float" office:value="185.0662610876" calcext:value-type="float">
            <text:p>185.0662610876</text:p>
          </table:table-cell>
          <table:table-cell/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157.330002" calcext:value-type="float">
            <text:p>157.330002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-0.0000545252*[.D283]^2 + 0.5609597066*[.D283] + 31.6433162106" office:value-type="float" office:value="184.967629448" calcext:value-type="float">
            <text:p>184.967629448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0.545256449*[.G283] + 32.3944553676" office:value-type="float" office:value="185.6115175366" calcext:value-type="float">
            <text:p>185.6115175366</text:p>
          </table:table-cell>
          <table:table-cell/>
        </table:table-row>
        <table:table-row table:style-name="ro1">
          <table:table-cell office:value-type="string" calcext:value-type="string">
            <text:p>2018-10-08</text:p>
          </table:table-cell>
          <table:table-cell office:value-type="float" office:value="153.740005" calcext:value-type="float">
            <text:p>153.740005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-0.0000545252*[.D284]^2 + 0.5609597066*[.D284] + 31.6433162106" office:value-type="float" office:value="185.497891467" calcext:value-type="float">
            <text:p>185.497891467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0.545256449*[.G284] + 32.3944553676" office:value-type="float" office:value="186.1567739856" calcext:value-type="float">
            <text:p>186.1567739856</text:p>
          </table:table-cell>
          <table:table-cell/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154.050003" calcext:value-type="float">
            <text:p>154.050003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-0.0000545252*[.D285]^2 + 0.5609597066*[.D285] + 31.6433162106" office:value-type="float" office:value="186.0280444356" calcext:value-type="float">
            <text:p>186.0280444356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0.545256449*[.G285] + 32.3944553676" office:value-type="float" office:value="186.7020304346" calcext:value-type="float">
            <text:p>186.7020304346</text:p>
          </table:table-cell>
          <table:table-cell/>
        </table:table-row>
        <table:table-row table:style-name="ro1">
          <table:table-cell office:value-type="string" calcext:value-type="string">
            <text:p>2018-10-22</text:p>
          </table:table-cell>
          <table:table-cell office:value-type="float" office:value="145.369995" calcext:value-type="float">
            <text:p>145.369995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-0.0000545252*[.D286]^2 + 0.5609597066*[.D286] + 31.6433162106" office:value-type="float" office:value="186.5580883538" calcext:value-type="float">
            <text:p>186.55808835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0.545256449*[.G286] + 32.3944553676" office:value-type="float" office:value="187.2472868836" calcext:value-type="float">
            <text:p>187.2472868836</text:p>
          </table:table-cell>
          <table:table-cell/>
        </table:table-row>
        <table:table-row table:style-name="ro1">
          <table:table-cell office:value-type="string" calcext:value-type="string">
            <text:p>2018-10-29</text:p>
          </table:table-cell>
          <table:table-cell office:value-type="float" office:value="150.350006" calcext:value-type="float">
            <text:p>150.350006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-0.0000545252*[.D287]^2 + 0.5609597066*[.D287] + 31.6433162106" office:value-type="float" office:value="187.0880232216" calcext:value-type="float">
            <text:p>187.0880232216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0.545256449*[.G287] + 32.3944553676" office:value-type="float" office:value="187.7925433326" calcext:value-type="float">
            <text:p>187.7925433326</text:p>
          </table:table-cell>
          <table:table-cell/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144.960007" calcext:value-type="float">
            <text:p>144.960007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-0.0000545252*[.D288]^2 + 0.5609597066*[.D288] + 31.6433162106" office:value-type="float" office:value="187.617849039" calcext:value-type="float">
            <text:p>187.617849039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0.545256449*[.G288] + 32.3944553676" office:value-type="float" office:value="188.3377997816" calcext:value-type="float">
            <text:p>188.3377997816</text:p>
          </table:table-cell>
          <table:table-cell/>
        </table:table-row>
        <table:table-row table:style-name="ro1">
          <table:table-cell office:value-type="string" calcext:value-type="string">
            <text:p>2018-11-12</text:p>
          </table:table-cell>
          <table:table-cell office:value-type="float" office:value="144.220001" calcext:value-type="float">
            <text:p>144.220001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-0.0000545252*[.D289]^2 + 0.5609597066*[.D289] + 31.6433162106" office:value-type="float" office:value="188.147565806" calcext:value-type="float">
            <text:p>188.147565806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0.545256449*[.G289] + 32.3944553676" office:value-type="float" office:value="188.8830562306" calcext:value-type="float">
            <text:p>188.88305623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0:13:33.356055262</dc:date>
    <meta:editing-duration>PT3M2S</meta:editing-duration>
    <meta:editing-cycles>1</meta:editing-cycles>
    <meta:generator>LibreOffice/6.0.6.2$Linux_X86_64 LibreOffice_project/00m0$Build-2</meta:generator>
    <meta:document-statistic meta:table-count="1" meta:cell-count="1736" meta:object-count="0"/>
  </office:meta>
</office:document-meta>
</file>